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pitch="fixed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043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Monospace" fo:font-size="10pt" style:font-name-asian="Monospace" style:font-name-complex="" style:font-size-asian="10pt" style:font-size-complex="10pt"/>
    </style:style>
    <style:style style:name="T2" style:family="text">
      <style:text-properties style:font-name="Monospace" fo:font-size="10pt" style:font-name-asian="Monospace" style:font-name-complex="" style:font-size-asian="10pt" style:font-size-complex="10pt" fo:color="#2a00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ce1"/>
        <table:table-column table:style-name="co2" table:number-columns-repeated="7" table:default-cell-style-name="Default"/>
        <table:table-row table:style-name="ro1" table:number-rows-repeated="4"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PM 3.09</text:p>
          </table:table-cell>
          <table:table-cell table:style-name="Default" table:formula="of:=110400*3/4-1424" office:value-type="float" office:value="81376" calcext:value-type="float">
            <text:p>81376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PM 3.10</text:p>
          </table:table-cell>
          <table:table-cell table:style-name="Default" table:formula="of:=110400*3/4+1864" office:value-type="float" office:value="84664" calcext:value-type="float">
            <text:p>84664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SCU 15 BPM 1.09</text:p>
          </table:table-cell>
          <table:table-cell table:style-name="Default" table:formula="of:=110400/4-1425" office:value-type="float" office:value="26175" calcext:value-type="float">
            <text:p>2617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SCU 15 BPM 1.10</text:p>
          </table:table-cell>
          <table:table-cell table:style-name="Default" table:formula="of:=110400/4+1425" office:value-type="float" office:value="29025" calcext:value-type="float">
            <text:p>29025</text:p>
          </table:table-cell>
          <table:table-cell/>
          <table:table-cell table:style-name="Default"/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bsolute values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BPM_S1.01</text:p>
          </table:table-cell>
          <table:table-cell office:value-type="float" office:value="99.695" calcext:value-type="float">
            <text:p>99.695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BPM_S1.02</text:p>
          </table:table-cell>
          <table:table-cell office:value-type="float" office:value="102.6" calcext:value-type="float">
            <text:p>102.600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BPM_S1.03</text:p>
          </table:table-cell>
          <table:table-cell office:value-type="float" office:value="104.988" calcext:value-type="float">
            <text:p>104.988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BPM_S1.04</text:p>
          </table:table-cell>
          <table:table-cell office:value-type="float" office:value="107.703" calcext:value-type="float">
            <text:p>107.703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BPM_S1.05</text:p>
          </table:table-cell>
          <table:table-cell office:value-type="float" office:value="1.411" calcext:value-type="float">
            <text:p>1.411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BPM_S1.06</text:p>
          </table:table-cell>
          <table:table-cell office:value-type="float" office:value="4.316" calcext:value-type="float">
            <text:p>4.316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BPM_S1.07</text:p>
          </table:table-cell>
          <table:table-cell office:value-type="float" office:value="6.704" calcext:value-type="float">
            <text:p>6.704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BPM_S1.08</text:p>
          </table:table-cell>
          <table:table-cell office:value-type="float" office:value="9.419" calcext:value-type="float">
            <text:p>9.419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BPM_S2.01</text:p>
          </table:table-cell>
          <table:table-cell office:value-type="float" office:value="16.895" calcext:value-type="float">
            <text:p>16.89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DBPM_S2.02</text:p>
          </table:table-cell>
          <table:table-cell office:value-type="float" office:value="19.8" calcext:value-type="float">
            <text:p>19.800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BPM_S2.03</text:p>
          </table:table-cell>
          <table:table-cell office:value-type="float" office:value="22.188" calcext:value-type="float">
            <text:p>22.188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BPM_S2.04</text:p>
          </table:table-cell>
          <table:table-cell office:value-type="float" office:value="24.903" calcext:value-type="float">
            <text:p>24.903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BPM_S2.05</text:p>
          </table:table-cell>
          <table:table-cell office:value-type="float" office:value="29.011" calcext:value-type="float">
            <text:p>29.011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BPM_S2.06</text:p>
          </table:table-cell>
          <table:table-cell office:value-type="float" office:value="31.916" calcext:value-type="float">
            <text:p>31.916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BPM_S2.07</text:p>
          </table:table-cell>
          <table:table-cell office:value-type="float" office:value="34.304" calcext:value-type="float">
            <text:p>34.304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BPM_S2.08</text:p>
          </table:table-cell>
          <table:table-cell office:value-type="float" office:value="37.019" calcext:value-type="float">
            <text:p>37.019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BPM_S3.01</text:p>
          </table:table-cell>
          <table:table-cell office:value-type="float" office:value="44.495" calcext:value-type="float">
            <text:p>44.495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BPM_S3.02</text:p>
          </table:table-cell>
          <table:table-cell office:value-type="float" office:value="47.4" calcext:value-type="float">
            <text:p>47.400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BPM_S3.03</text:p>
          </table:table-cell>
          <table:table-cell office:value-type="float" office:value="49.788" calcext:value-type="float">
            <text:p>49.788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BPM_S3.04</text:p>
          </table:table-cell>
          <table:table-cell office:value-type="float" office:value="52.503" calcext:value-type="float">
            <text:p>52.503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BPM_S3.05</text:p>
          </table:table-cell>
          <table:table-cell office:value-type="float" office:value="56.611" calcext:value-type="float">
            <text:p>56.611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BPM_S3.06</text:p>
          </table:table-cell>
          <table:table-cell office:value-type="float" office:value="59.516" calcext:value-type="float">
            <text:p>59.516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BPM_S3.07</text:p>
          </table:table-cell>
          <table:table-cell office:value-type="float" office:value="61.904" calcext:value-type="float">
            <text:p>61.904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BPM_S3.08</text:p>
          </table:table-cell>
          <table:table-cell office:value-type="float" office:value="64.619" calcext:value-type="float">
            <text:p>64.619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BPM_S4.01</text:p>
          </table:table-cell>
          <table:table-cell office:value-type="float" office:value="72.095" calcext:value-type="float">
            <text:p>72.095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BPM_S4.02</text:p>
          </table:table-cell>
          <table:table-cell office:value-type="float" office:value="75" calcext:value-type="float">
            <text:p>75.000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BPM_S4.03</text:p>
          </table:table-cell>
          <table:table-cell office:value-type="float" office:value="77.388" calcext:value-type="float">
            <text:p>77.388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BPM_S4.04</text:p>
          </table:table-cell>
          <table:table-cell office:value-type="float" office:value="80.103" calcext:value-type="float">
            <text:p>80.103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BPM_S4.05</text:p>
          </table:table-cell>
          <table:table-cell office:value-type="float" office:value="84.211" calcext:value-type="float">
            <text:p>84.211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BPM_S4.06</text:p>
          </table:table-cell>
          <table:table-cell office:value-type="float" office:value="87.116" calcext:value-type="float">
            <text:p>87.116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BPM_S4.07</text:p>
          </table:table-cell>
          <table:table-cell office:value-type="float" office:value="89.504" calcext:value-type="float">
            <text:p>89.504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BPM_S4.08</text:p>
          </table:table-cell>
          <table:table-cell office:value-type="float" office:value="92.219" calcext:value-type="float">
            <text:p>92.219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Relative values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A:SR-S1:BPM:01:SA</text:p>
          </table:table-cell>
          <table:table-cell office:value-type="float" office:value="3.484" calcext:value-type="float">
            <text:p>3.484</text:p>
          </table:table-cell>
          <table:table-cell office:value-type="string" calcext:value-type="string">
            <text:p>QUADR_S1.01</text:p>
          </table:table-cell>
          <table:table-cell table:formula="of:=[.B47]+QUADR_S101" office:value-type="float" office:value="3.484" calcext:value-type="float">
            <text:p>3.484</text:p>
          </table:table-cell>
          <table:table-cell/>
          <table:table-cell office:value-type="string" calcext:value-type="string">
            <text:p>DBPM_S1.01</text:p>
          </table:table-cell>
          <table:table-cell office:value-type="float" office:value="3.484" calcext:value-type="float">
            <text:p>3.484</text:p>
          </table:table-cell>
          <table:table-cell/>
          <table:table-cell table:formula="of:=[.D47]-[.G4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1\:BPM\:01=3.484</text:span></text:p>
          </table:table-cell>
        </table:table-row>
        <table:table-row table:style-name="ro2">
          <table:table-cell office:value-type="string" calcext:value-type="string">
            <text:p>A:SR-S1:BPM:02:SA</text:p>
          </table:table-cell>
          <table:table-cell office:value-type="float" office:value="-1.353" calcext:value-type="float">
            <text:p>-1.353</text:p>
          </table:table-cell>
          <table:table-cell office:value-type="string" calcext:value-type="string">
            <text:p>MQ3_S1.01</text:p>
          </table:table-cell>
          <table:table-cell table:formula="of:=[.B48]+MQ3_S101" office:value-type="float" office:value="6.389" calcext:value-type="float">
            <text:p>6.389</text:p>
          </table:table-cell>
          <table:table-cell/>
          <table:table-cell office:value-type="string" calcext:value-type="string">
            <text:p>DBPM_S1.02</text:p>
          </table:table-cell>
          <table:table-cell office:value-type="float" office:value="6.38901" calcext:value-type="float">
            <text:p>6.38901</text:p>
          </table:table-cell>
          <table:table-cell/>
          <table:table-cell table:formula="of:=[.D48]-[.G48]" office:value-type="float" office:value="-0.00000999999999962142" calcext:value-type="float">
            <text:p>-0.00001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1\:BPM\:02=6.389</text:span></text:p>
          </table:table-cell>
        </table:table-row>
        <table:table-row table:style-name="ro2">
          <table:table-cell office:value-type="string" calcext:value-type="string">
            <text:p>A:SR-S1:BPM:03:SA</text:p>
          </table:table-cell>
          <table:table-cell office:value-type="float" office:value="1.035" calcext:value-type="float">
            <text:p>1.035</text:p>
          </table:table-cell>
          <table:table-cell office:value-type="string" calcext:value-type="string">
            <text:p>MQ3_S1.01</text:p>
          </table:table-cell>
          <table:table-cell table:formula="of:=[.B49]+MQ3_S101" office:value-type="float" office:value="8.777" calcext:value-type="float">
            <text:p>8.777</text:p>
          </table:table-cell>
          <table:table-cell/>
          <table:table-cell office:value-type="string" calcext:value-type="string">
            <text:p>DBPM_S1.03</text:p>
          </table:table-cell>
          <table:table-cell office:value-type="float" office:value="8.77701" calcext:value-type="float">
            <text:p>8.77701</text:p>
          </table:table-cell>
          <table:table-cell/>
          <table:table-cell table:formula="of:=[.D49]-[.G49]" office:value-type="float" office:value="-0.0000100000000013978" calcext:value-type="float">
            <text:p>-0.00001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1\:BPM\:03=8.777</text:span></text:p>
          </table:table-cell>
        </table:table-row>
        <table:table-row table:style-name="ro2">
          <table:table-cell office:value-type="string" calcext:value-type="string">
            <text:p>A:SR-S1:BPM:04:SA</text:p>
          </table:table-cell>
          <table:table-cell office:value-type="float" office:value="-2.308" calcext:value-type="float">
            <text:p>-2.308</text:p>
          </table:table-cell>
          <table:table-cell office:value-type="string" calcext:value-type="string">
            <text:p>MARK_S1.01</text:p>
          </table:table-cell>
          <table:table-cell table:formula="of:=[.B50]+MARK_S101" office:value-type="float" office:value="11.492" calcext:value-type="float">
            <text:p>11.492</text:p>
          </table:table-cell>
          <table:table-cell/>
          <table:table-cell office:value-type="string" calcext:value-type="string">
            <text:p>DBPM_S1.04</text:p>
          </table:table-cell>
          <table:table-cell office:value-type="float" office:value="11.492025" calcext:value-type="float">
            <text:p>11.492025</text:p>
          </table:table-cell>
          <table:table-cell/>
          <table:table-cell table:formula="of:=[.D50]-[.G50]" office:value-type="float" office:value="-0.0000249999999990536" calcext:value-type="float">
            <text:p>-0.000025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1\:BPM\:04=11.492</text:span></text:p>
          </table:table-cell>
        </table:table-row>
        <table:table-row table:style-name="ro2">
          <table:table-cell office:value-type="string" calcext:value-type="string">
            <text:p>A:SR-S1:BPM:05:SA</text:p>
          </table:table-cell>
          <table:table-cell office:value-type="float" office:value="1.8" calcext:value-type="float">
            <text:p>1.800</text:p>
          </table:table-cell>
          <table:table-cell office:value-type="string" calcext:value-type="string">
            <text:p>MARK_S1.01</text:p>
          </table:table-cell>
          <table:table-cell table:formula="of:=[.B51]+MARK_S101" office:value-type="float" office:value="15.6" calcext:value-type="float">
            <text:p>15.600</text:p>
          </table:table-cell>
          <table:table-cell/>
          <table:table-cell office:value-type="string" calcext:value-type="string">
            <text:p>DBPM_S1.05</text:p>
          </table:table-cell>
          <table:table-cell office:value-type="float" office:value="15.60002" calcext:value-type="float">
            <text:p>15.60002</text:p>
          </table:table-cell>
          <table:table-cell/>
          <table:table-cell table:formula="of:=[.D51]-[.G51]" office:value-type="float" office:value="-0.0000200000000010192" calcext:value-type="float">
            <text:p>-0.00002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1\:BPM\:05=15.600</text:span></text:p>
          </table:table-cell>
        </table:table-row>
        <table:table-row table:style-name="ro2">
          <table:table-cell office:value-type="string" calcext:value-type="string">
            <text:p>A:SR-S1:BPM:06:SA</text:p>
          </table:table-cell>
          <table:table-cell office:value-type="float" office:value="-1.353" calcext:value-type="float">
            <text:p>-1.353</text:p>
          </table:table-cell>
          <table:table-cell office:value-type="string" calcext:value-type="string">
            <text:p>MQ3_S1.02</text:p>
          </table:table-cell>
          <table:table-cell table:formula="of:=[.B52]+MQ3_S102" office:value-type="float" office:value="18.505" calcext:value-type="float">
            <text:p>18.505</text:p>
          </table:table-cell>
          <table:table-cell/>
          <table:table-cell office:value-type="string" calcext:value-type="string">
            <text:p>DBPM_S1.06</text:p>
          </table:table-cell>
          <table:table-cell office:value-type="float" office:value="18.50503" calcext:value-type="float">
            <text:p>18.50503</text:p>
          </table:table-cell>
          <table:table-cell/>
          <table:table-cell table:formula="of:=[.D52]-[.G52]" office:value-type="float" office:value="-0.000030000000002417" calcext:value-type="float">
            <text:p>-0.00003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1\:BPM\:06=18.505</text:span></text:p>
          </table:table-cell>
        </table:table-row>
        <table:table-row table:style-name="ro2">
          <table:table-cell office:value-type="string" calcext:value-type="string">
            <text:p>A:SR-S1:BPM:07:SA</text:p>
          </table:table-cell>
          <table:table-cell office:value-type="float" office:value="1.035" calcext:value-type="float">
            <text:p>1.035</text:p>
          </table:table-cell>
          <table:table-cell office:value-type="string" calcext:value-type="string">
            <text:p>MQ3_S1.02</text:p>
          </table:table-cell>
          <table:table-cell table:formula="of:=[.B53]+MQ3_S102" office:value-type="float" office:value="20.893" calcext:value-type="float">
            <text:p>20.893</text:p>
          </table:table-cell>
          <table:table-cell/>
          <table:table-cell office:value-type="string" calcext:value-type="string">
            <text:p>DBPM_S1.07</text:p>
          </table:table-cell>
          <table:table-cell office:value-type="float" office:value="20.89303" calcext:value-type="float">
            <text:p>20.89303</text:p>
          </table:table-cell>
          <table:table-cell/>
          <table:table-cell table:formula="of:=[.D53]-[.G53]" office:value-type="float" office:value="-0.0000299999999988643" calcext:value-type="float">
            <text:p>-0.00003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1\:BPM\:07=20.893</text:span></text:p>
          </table:table-cell>
        </table:table-row>
        <table:table-row table:style-name="ro2">
          <table:table-cell office:value-type="string" calcext:value-type="string">
            <text:p>A:SR-S1:BPM:08:SA</text:p>
          </table:table-cell>
          <table:table-cell office:value-type="float" office:value="-3.992" calcext:value-type="float">
            <text:p>-3.992</text:p>
          </table:table-cell>
          <table:table-cell office:value-type="string" calcext:value-type="string">
            <text:p>QUADR_S2.01</text:p>
          </table:table-cell>
          <table:table-cell table:formula="of:=[.B54]+QUADR_S201" office:value-type="float" office:value="23.608" calcext:value-type="float">
            <text:p>23.608</text:p>
          </table:table-cell>
          <table:table-cell/>
          <table:table-cell office:value-type="string" calcext:value-type="string">
            <text:p>DBPM_S1.08</text:p>
          </table:table-cell>
          <table:table-cell office:value-type="float" office:value="23.60804" calcext:value-type="float">
            <text:p>23.60804</text:p>
          </table:table-cell>
          <table:table-cell/>
          <table:table-cell table:formula="of:=[.D54]-[.G54]" office:value-type="float" office:value="-0.0000399999999984857" calcext:value-type="float">
            <text:p>-0.00004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1\:BPM\:08=23.608</text:span></text:p>
          </table:table-cell>
        </table:table-row>
        <table:table-row table:style-name="ro2">
          <table:table-cell office:value-type="string" calcext:value-type="string">
            <text:p>A:SR-S1:BPM:09:SA</text:p>
          </table:table-cell>
          <table:table-cell office:value-type="float" office:value="26.175" calcext:value-type="float">
            <text:p>26.175</text:p>
          </table:table-cell>
          <table:table-cell office:value-type="string" calcext:value-type="string">
            <text:p><text:s text:c="11"/></text:p>
          </table:table-cell>
          <table:table-cell table:formula="of:=[.B55]" office:value-type="float" office:value="26.175" calcext:value-type="float">
            <text:p>26.175</text:p>
          </table:table-cell>
          <table:table-cell table:number-columns-repeated="6"/>
          <table:table-cell table:style-name="ce2" office:value-type="string" calcext:value-type="string">
            <text:p><text:span text:style-name="T1">A\:</text:span><text:span text:style-name="T2">SR-S1\:BPM\:09=26.175</text:span></text:p>
          </table:table-cell>
        </table:table-row>
        <table:table-row table:style-name="ro2">
          <table:table-cell office:value-type="string" calcext:value-type="string">
            <text:p>A:SR-S1:BPM:10:SA</text:p>
          </table:table-cell>
          <table:table-cell office:value-type="float" office:value="29.025" calcext:value-type="float">
            <text:p>29.025</text:p>
          </table:table-cell>
          <table:table-cell office:value-type="string" calcext:value-type="string">
            <text:p><text:s text:c="11"/></text:p>
          </table:table-cell>
          <table:table-cell table:formula="of:=[.B56]" office:value-type="float" office:value="29.025" calcext:value-type="float">
            <text:p>29.025</text:p>
          </table:table-cell>
          <table:table-cell table:number-columns-repeated="6"/>
          <table:table-cell table:style-name="ce2" office:value-type="string" calcext:value-type="string">
            <text:p><text:span text:style-name="T1">A\:</text:span><text:span text:style-name="T2">SR-S1\:BPM\:10=29.025</text:span></text:p>
          </table:table-cell>
        </table:table-row>
        <table:table-row table:style-name="ro2">
          <table:table-cell office:value-type="string" calcext:value-type="string">
            <text:p>A:SR-S2:BPM:01:SA</text:p>
          </table:table-cell>
          <table:table-cell office:value-type="float" office:value="3.484" calcext:value-type="float">
            <text:p>3.484</text:p>
          </table:table-cell>
          <table:table-cell office:value-type="string" calcext:value-type="string">
            <text:p>QUADR_S2.01</text:p>
          </table:table-cell>
          <table:table-cell table:formula="of:=[.B57]+QUADR_S201" office:value-type="float" office:value="31.084" calcext:value-type="float">
            <text:p>31.084</text:p>
          </table:table-cell>
          <table:table-cell/>
          <table:table-cell office:value-type="string" calcext:value-type="string">
            <text:p>DBPM_S2.01</text:p>
          </table:table-cell>
          <table:table-cell office:value-type="float" office:value="31.08404" calcext:value-type="float">
            <text:p>31.08404</text:p>
          </table:table-cell>
          <table:table-cell/>
          <table:table-cell table:formula="of:=[.D57]-[.G57]" office:value-type="float" office:value="-0.0000400000000020384" calcext:value-type="float">
            <text:p>-0.00004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2\:BPM\:01=31.084</text:span></text:p>
          </table:table-cell>
        </table:table-row>
        <table:table-row table:style-name="ro2">
          <table:table-cell office:value-type="string" calcext:value-type="string">
            <text:p>A:SR-S2:BPM:02:SA</text:p>
          </table:table-cell>
          <table:table-cell office:value-type="float" office:value="-1.353" calcext:value-type="float">
            <text:p>-1.353</text:p>
          </table:table-cell>
          <table:table-cell office:value-type="string" calcext:value-type="string">
            <text:p>MQ3_S2.01</text:p>
          </table:table-cell>
          <table:table-cell table:formula="of:=[.B58]+MQ3_S201" office:value-type="float" office:value="33.989" calcext:value-type="float">
            <text:p>33.989</text:p>
          </table:table-cell>
          <table:table-cell/>
          <table:table-cell office:value-type="string" calcext:value-type="string">
            <text:p>DBPM_S2.02</text:p>
          </table:table-cell>
          <table:table-cell office:value-type="float" office:value="33.98905" calcext:value-type="float">
            <text:p>33.98905</text:p>
          </table:table-cell>
          <table:table-cell/>
          <table:table-cell table:formula="of:=[.D58]-[.G58]" office:value-type="float" office:value="-0.0000500000000016598" calcext:value-type="float">
            <text:p>-0.00005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2\:BPM\:02=33.989</text:span></text:p>
          </table:table-cell>
        </table:table-row>
        <table:table-row table:style-name="ro2">
          <table:table-cell office:value-type="string" calcext:value-type="string">
            <text:p>A:SR-S2:BPM:03:SA</text:p>
          </table:table-cell>
          <table:table-cell office:value-type="float" office:value="1.035" calcext:value-type="float">
            <text:p>1.035</text:p>
          </table:table-cell>
          <table:table-cell office:value-type="string" calcext:value-type="string">
            <text:p>MQ3_S2.01</text:p>
          </table:table-cell>
          <table:table-cell table:formula="of:=[.B59]+MQ3_S201" office:value-type="float" office:value="36.377" calcext:value-type="float">
            <text:p>36.377</text:p>
          </table:table-cell>
          <table:table-cell/>
          <table:table-cell office:value-type="string" calcext:value-type="string">
            <text:p>DBPM_S2.03</text:p>
          </table:table-cell>
          <table:table-cell office:value-type="float" office:value="36.37705" calcext:value-type="float">
            <text:p>36.37705</text:p>
          </table:table-cell>
          <table:table-cell/>
          <table:table-cell table:formula="of:=[.D59]-[.G59]" office:value-type="float" office:value="-0.0000499999999945544" calcext:value-type="float">
            <text:p>-0.00005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2\:BPM\:03=36.377</text:span></text:p>
          </table:table-cell>
        </table:table-row>
        <table:table-row table:style-name="ro2">
          <table:table-cell office:value-type="string" calcext:value-type="string">
            <text:p>A:SR-S2:BPM:04:SA</text:p>
          </table:table-cell>
          <table:table-cell office:value-type="float" office:value="-2.308" calcext:value-type="float">
            <text:p>-2.308</text:p>
          </table:table-cell>
          <table:table-cell office:value-type="string" calcext:value-type="string">
            <text:p>MARK_S2.01</text:p>
          </table:table-cell>
          <table:table-cell table:formula="of:=[.B60]+MARK_S201" office:value-type="float" office:value="39.092" calcext:value-type="float">
            <text:p>39.092</text:p>
          </table:table-cell>
          <table:table-cell/>
          <table:table-cell office:value-type="string" calcext:value-type="string">
            <text:p>DBPM_S2.04</text:p>
          </table:table-cell>
          <table:table-cell office:value-type="float" office:value="39.09206" calcext:value-type="float">
            <text:p>39.09206</text:p>
          </table:table-cell>
          <table:table-cell/>
          <table:table-cell table:formula="of:=[.D60]-[.G60]" office:value-type="float" office:value="-0.0000599999999977285" calcext:value-type="float">
            <text:p>-0.00006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2\:BPM\:04=39.092</text:span></text:p>
          </table:table-cell>
        </table:table-row>
        <table:table-row table:style-name="ro2">
          <table:table-cell office:value-type="string" calcext:value-type="string">
            <text:p>A:SR-S2:BPM:05:SA</text:p>
          </table:table-cell>
          <table:table-cell office:value-type="float" office:value="1.8" calcext:value-type="float">
            <text:p>1.800</text:p>
          </table:table-cell>
          <table:table-cell office:value-type="string" calcext:value-type="string">
            <text:p>MARK_S2.01</text:p>
          </table:table-cell>
          <table:table-cell table:formula="of:=[.B61]+MARK_S201" office:value-type="float" office:value="43.2" calcext:value-type="float">
            <text:p>43.200</text:p>
          </table:table-cell>
          <table:table-cell/>
          <table:table-cell office:value-type="string" calcext:value-type="string">
            <text:p>DBPM_S2.05</text:p>
          </table:table-cell>
          <table:table-cell office:value-type="float" office:value="43.20006" calcext:value-type="float">
            <text:p>43.20006</text:p>
          </table:table-cell>
          <table:table-cell/>
          <table:table-cell table:formula="of:=[.D61]-[.G61]" office:value-type="float" office:value="-0.0000599999999977285" calcext:value-type="float">
            <text:p>-0.00006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2\:BPM\:05=43.200</text:span></text:p>
          </table:table-cell>
        </table:table-row>
        <table:table-row table:style-name="ro2">
          <table:table-cell office:value-type="string" calcext:value-type="string">
            <text:p>A:SR-S2:BPM:06:SA</text:p>
          </table:table-cell>
          <table:table-cell office:value-type="float" office:value="-1.353" calcext:value-type="float">
            <text:p>-1.353</text:p>
          </table:table-cell>
          <table:table-cell office:value-type="string" calcext:value-type="string">
            <text:p>MQ3_S2.02</text:p>
          </table:table-cell>
          <table:table-cell table:formula="of:=[.B62]+MQ3_S202" office:value-type="float" office:value="46.105" calcext:value-type="float">
            <text:p>46.105</text:p>
          </table:table-cell>
          <table:table-cell/>
          <table:table-cell office:value-type="string" calcext:value-type="string">
            <text:p>DBPM_S2.06</text:p>
          </table:table-cell>
          <table:table-cell office:value-type="float" office:value="46.10507" calcext:value-type="float">
            <text:p>46.10507</text:p>
          </table:table-cell>
          <table:table-cell/>
          <table:table-cell table:formula="of:=[.D62]-[.G62]" office:value-type="float" office:value="-0.0000700000000009027" calcext:value-type="float">
            <text:p>-0.00007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2\:BPM\:06=46.105</text:span></text:p>
          </table:table-cell>
        </table:table-row>
        <table:table-row table:style-name="ro2">
          <table:table-cell office:value-type="string" calcext:value-type="string">
            <text:p>A:SR-S2:BPM:07:SA</text:p>
          </table:table-cell>
          <table:table-cell office:value-type="float" office:value="1.035" calcext:value-type="float">
            <text:p>1.035</text:p>
          </table:table-cell>
          <table:table-cell office:value-type="string" calcext:value-type="string">
            <text:p>MQ3_S2.02</text:p>
          </table:table-cell>
          <table:table-cell table:formula="of:=[.B63]+MQ3_S202" office:value-type="float" office:value="48.493" calcext:value-type="float">
            <text:p>48.493</text:p>
          </table:table-cell>
          <table:table-cell/>
          <table:table-cell office:value-type="string" calcext:value-type="string">
            <text:p>DBPM_S2.07</text:p>
          </table:table-cell>
          <table:table-cell office:value-type="float" office:value="48.49307" calcext:value-type="float">
            <text:p>48.49307</text:p>
          </table:table-cell>
          <table:table-cell/>
          <table:table-cell table:formula="of:=[.D63]-[.G63]" office:value-type="float" office:value="-0.0000700000000009027" calcext:value-type="float">
            <text:p>-0.00007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2\:BPM\:07=48.493</text:span></text:p>
          </table:table-cell>
        </table:table-row>
        <table:table-row table:style-name="ro2">
          <table:table-cell office:value-type="string" calcext:value-type="string">
            <text:p>A:SR-S2:BPM:08:SA</text:p>
          </table:table-cell>
          <table:table-cell office:value-type="float" office:value="-3.992" calcext:value-type="float">
            <text:p>-3.992</text:p>
          </table:table-cell>
          <table:table-cell office:value-type="string" calcext:value-type="string">
            <text:p>QUADR_S3.01</text:p>
          </table:table-cell>
          <table:table-cell table:formula="of:=[.B64]+QUADR_S301" office:value-type="float" office:value="51.208" calcext:value-type="float">
            <text:p>51.208</text:p>
          </table:table-cell>
          <table:table-cell/>
          <table:table-cell office:value-type="string" calcext:value-type="string">
            <text:p>DBPM_S2.08</text:p>
          </table:table-cell>
          <table:table-cell office:value-type="float" office:value="51.20808" calcext:value-type="float">
            <text:p>51.20808</text:p>
          </table:table-cell>
          <table:table-cell/>
          <table:table-cell table:formula="of:=[.D64]-[.G64]" office:value-type="float" office:value="-0.0000800000000040768" calcext:value-type="float">
            <text:p>-0.00008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2\:BPM\:08=51.208</text:span></text:p>
          </table:table-cell>
        </table:table-row>
        <table:table-row table:style-name="ro2">
          <table:table-cell office:value-type="string" calcext:value-type="string">
            <text:p>A:SR-S2:BPM:09:SA</text:p>
          </table:table-cell>
          <table:table-cell office:value-type="float" office:value="53.995" calcext:value-type="float">
            <text:p>53.995</text:p>
          </table:table-cell>
          <table:table-cell office:value-type="string" calcext:value-type="string">
            <text:p><text:s text:c="11"/></text:p>
          </table:table-cell>
          <table:table-cell table:formula="of:=[.B65]" office:value-type="float" office:value="53.995" calcext:value-type="float">
            <text:p>53.995</text:p>
          </table:table-cell>
          <table:table-cell/>
          <table:table-cell office:value-type="string" calcext:value-type="string">
            <text:p>DBPM_S2.09</text:p>
          </table:table-cell>
          <table:table-cell office:value-type="float" office:value="53.91508" calcext:value-type="float">
            <text:p>53.91508</text:p>
          </table:table-cell>
          <table:table-cell/>
          <table:table-cell table:formula="of:=[.D65]-[.G65]" office:value-type="float" office:value="0.0799199999999942" calcext:value-type="float">
            <text:p>0.07992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2\:BPM\:09=53.995</text:span></text:p>
          </table:table-cell>
        </table:table-row>
        <table:table-row table:style-name="ro2">
          <table:table-cell office:value-type="string" calcext:value-type="string">
            <text:p>A:SR-S2:BPM:10:SA</text:p>
          </table:table-cell>
          <table:table-cell office:value-type="float" office:value="56.485" calcext:value-type="float">
            <text:p>56.485</text:p>
          </table:table-cell>
          <table:table-cell office:value-type="string" calcext:value-type="string">
            <text:p><text:s text:c="11"/></text:p>
          </table:table-cell>
          <table:table-cell table:formula="of:=[.B66]" office:value-type="float" office:value="56.485" calcext:value-type="float">
            <text:p>56.485</text:p>
          </table:table-cell>
          <table:table-cell/>
          <table:table-cell office:value-type="string" calcext:value-type="string">
            <text:p>DBPM_S2.10</text:p>
          </table:table-cell>
          <table:table-cell office:value-type="float" office:value="56.48508" calcext:value-type="float">
            <text:p>56.48508</text:p>
          </table:table-cell>
          <table:table-cell/>
          <table:table-cell table:formula="of:=[.D66]-[.G66]" office:value-type="float" office:value="-0.0000800000000040768" calcext:value-type="float">
            <text:p>-0.00008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2\:BPM\:10=56.485</text:span></text:p>
          </table:table-cell>
        </table:table-row>
        <table:table-row table:style-name="ro2">
          <table:table-cell office:value-type="string" calcext:value-type="string">
            <text:p>A:SR-S3:BPM:01:SA</text:p>
          </table:table-cell>
          <table:table-cell office:value-type="float" office:value="3.484" calcext:value-type="float">
            <text:p>3.484</text:p>
          </table:table-cell>
          <table:table-cell office:value-type="string" calcext:value-type="string">
            <text:p>QUADR_S3.01</text:p>
          </table:table-cell>
          <table:table-cell table:formula="of:=[.B67]+QUADR_S301" office:value-type="float" office:value="58.684" calcext:value-type="float">
            <text:p>58.684</text:p>
          </table:table-cell>
          <table:table-cell/>
          <table:table-cell office:value-type="string" calcext:value-type="string">
            <text:p>DBPM_S3.01</text:p>
          </table:table-cell>
          <table:table-cell office:value-type="float" office:value="58.68408" calcext:value-type="float">
            <text:p>58.68408</text:p>
          </table:table-cell>
          <table:table-cell/>
          <table:table-cell table:formula="of:=[.D67]-[.G67]" office:value-type="float" office:value="-0.0000800000000040768" calcext:value-type="float">
            <text:p>-0.00008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3\:BPM\:01=58.684</text:span></text:p>
          </table:table-cell>
        </table:table-row>
        <table:table-row table:style-name="ro2">
          <table:table-cell office:value-type="string" calcext:value-type="string">
            <text:p>A:SR-S3:BPM:02:SA</text:p>
          </table:table-cell>
          <table:table-cell office:value-type="float" office:value="-1.353" calcext:value-type="float">
            <text:p>-1.353</text:p>
          </table:table-cell>
          <table:table-cell office:value-type="string" calcext:value-type="string">
            <text:p>MQ3_S3.01</text:p>
          </table:table-cell>
          <table:table-cell table:formula="of:=[.B68]+MQ3_S301" office:value-type="float" office:value="61.589" calcext:value-type="float">
            <text:p>61.589</text:p>
          </table:table-cell>
          <table:table-cell/>
          <table:table-cell office:value-type="string" calcext:value-type="string">
            <text:p>DBPM_S3.02</text:p>
          </table:table-cell>
          <table:table-cell office:value-type="float" office:value="61.58909" calcext:value-type="float">
            <text:p>61.58909</text:p>
          </table:table-cell>
          <table:table-cell/>
          <table:table-cell table:formula="of:=[.D68]-[.G68]" office:value-type="float" office:value="-0.0000900000000001455" calcext:value-type="float">
            <text:p>-0.00009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3\:BPM\:02=61.589</text:span></text:p>
          </table:table-cell>
        </table:table-row>
        <table:table-row table:style-name="ro2">
          <table:table-cell office:value-type="string" calcext:value-type="string">
            <text:p>A:SR-S3:BPM:03:SA</text:p>
          </table:table-cell>
          <table:table-cell office:value-type="float" office:value="1.035" calcext:value-type="float">
            <text:p>1.035</text:p>
          </table:table-cell>
          <table:table-cell office:value-type="string" calcext:value-type="string">
            <text:p>MQ3_S3.01</text:p>
          </table:table-cell>
          <table:table-cell table:formula="of:=[.B69]+MQ3_S301" office:value-type="float" office:value="63.977" calcext:value-type="float">
            <text:p>63.977</text:p>
          </table:table-cell>
          <table:table-cell/>
          <table:table-cell office:value-type="string" calcext:value-type="string">
            <text:p>DBPM_S3.03</text:p>
          </table:table-cell>
          <table:table-cell office:value-type="float" office:value="63.97709" calcext:value-type="float">
            <text:p>63.97709</text:p>
          </table:table-cell>
          <table:table-cell/>
          <table:table-cell table:formula="of:=[.D69]-[.G69]" office:value-type="float" office:value="-0.0000900000000001455" calcext:value-type="float">
            <text:p>-0.00009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3\:BPM\:03=63.977</text:span></text:p>
          </table:table-cell>
        </table:table-row>
        <table:table-row table:style-name="ro2">
          <table:table-cell office:value-type="string" calcext:value-type="string">
            <text:p>A:SR-S3:BPM:04:SA</text:p>
          </table:table-cell>
          <table:table-cell office:value-type="float" office:value="-2.308" calcext:value-type="float">
            <text:p>-2.308</text:p>
          </table:table-cell>
          <table:table-cell office:value-type="string" calcext:value-type="string">
            <text:p>MARK_S3.01</text:p>
          </table:table-cell>
          <table:table-cell table:formula="of:=[.B70]+MARK_S301" office:value-type="float" office:value="66.692" calcext:value-type="float">
            <text:p>66.692</text:p>
          </table:table-cell>
          <table:table-cell/>
          <table:table-cell office:value-type="string" calcext:value-type="string">
            <text:p>DBPM_S3.04</text:p>
          </table:table-cell>
          <table:table-cell office:value-type="float" office:value="66.6921" calcext:value-type="float">
            <text:p>66.6921</text:p>
          </table:table-cell>
          <table:table-cell/>
          <table:table-cell table:formula="of:=[.D70]-[.G70]" office:value-type="float" office:value="-0.00010000000000332" calcext:value-type="float">
            <text:p>-0.0001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3\:BPM\:04=66.692</text:span></text:p>
          </table:table-cell>
        </table:table-row>
        <table:table-row table:style-name="ro2">
          <table:table-cell office:value-type="string" calcext:value-type="string">
            <text:p>A:SR-S3:BPM:05:SA</text:p>
          </table:table-cell>
          <table:table-cell office:value-type="float" office:value="1.8" calcext:value-type="float">
            <text:p>1.800</text:p>
          </table:table-cell>
          <table:table-cell office:value-type="string" calcext:value-type="string">
            <text:p>MARK_S3.01</text:p>
          </table:table-cell>
          <table:table-cell table:formula="of:=[.B71]+MARK_S301" office:value-type="float" office:value="70.8" calcext:value-type="float">
            <text:p>70.800</text:p>
          </table:table-cell>
          <table:table-cell/>
          <table:table-cell office:value-type="string" calcext:value-type="string">
            <text:p>DBPM_S3.05</text:p>
          </table:table-cell>
          <table:table-cell office:value-type="float" office:value="70.8001" calcext:value-type="float">
            <text:p>70.8001</text:p>
          </table:table-cell>
          <table:table-cell/>
          <table:table-cell table:formula="of:=[.D71]-[.G71]" office:value-type="float" office:value="-0.00010000000000332" calcext:value-type="float">
            <text:p>-0.0001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3\:BPM\:05=70.800</text:span></text:p>
          </table:table-cell>
        </table:table-row>
        <table:table-row table:style-name="ro2">
          <table:table-cell office:value-type="string" calcext:value-type="string">
            <text:p>A:SR-S3:BPM:06:SA</text:p>
          </table:table-cell>
          <table:table-cell office:value-type="float" office:value="-1.353" calcext:value-type="float">
            <text:p>-1.353</text:p>
          </table:table-cell>
          <table:table-cell office:value-type="string" calcext:value-type="string">
            <text:p>MQ3_S3.02</text:p>
          </table:table-cell>
          <table:table-cell table:formula="of:=[.B72]+MQ3_S302" office:value-type="float" office:value="73.705" calcext:value-type="float">
            <text:p>73.705</text:p>
          </table:table-cell>
          <table:table-cell/>
          <table:table-cell office:value-type="string" calcext:value-type="string">
            <text:p>DBPM_S3.06</text:p>
          </table:table-cell>
          <table:table-cell office:value-type="float" office:value="73.70511" calcext:value-type="float">
            <text:p>73.70511</text:p>
          </table:table-cell>
          <table:table-cell/>
          <table:table-cell table:formula="of:=[.D72]-[.G72]" office:value-type="float" office:value="-0.000110000000006494" calcext:value-type="float">
            <text:p>-0.00011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3\:BPM\:06=73.705</text:span></text:p>
          </table:table-cell>
        </table:table-row>
        <table:table-row table:style-name="ro2">
          <table:table-cell office:value-type="string" calcext:value-type="string">
            <text:p>A:SR-S3:BPM:07:SA</text:p>
          </table:table-cell>
          <table:table-cell office:value-type="float" office:value="1.035" calcext:value-type="float">
            <text:p>1.035</text:p>
          </table:table-cell>
          <table:table-cell office:value-type="string" calcext:value-type="string">
            <text:p>MQ3_S3.02</text:p>
          </table:table-cell>
          <table:table-cell table:formula="of:=[.B73]+MQ3_S302" office:value-type="float" office:value="76.093" calcext:value-type="float">
            <text:p>76.093</text:p>
          </table:table-cell>
          <table:table-cell/>
          <table:table-cell office:value-type="string" calcext:value-type="string">
            <text:p>DBPM_S3.07</text:p>
          </table:table-cell>
          <table:table-cell office:value-type="float" office:value="76.09311" calcext:value-type="float">
            <text:p>76.09311</text:p>
          </table:table-cell>
          <table:table-cell/>
          <table:table-cell table:formula="of:=[.D73]-[.G73]" office:value-type="float" office:value="-0.000109999999992283" calcext:value-type="float">
            <text:p>-0.00011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3\:BPM\:07=76.093</text:span></text:p>
          </table:table-cell>
        </table:table-row>
        <table:table-row table:style-name="ro2">
          <table:table-cell office:value-type="string" calcext:value-type="string">
            <text:p>A:SR-S3:BPM:08:SA</text:p>
          </table:table-cell>
          <table:table-cell office:value-type="float" office:value="-3.992" calcext:value-type="float">
            <text:p>-3.992</text:p>
          </table:table-cell>
          <table:table-cell office:value-type="string" calcext:value-type="string">
            <text:p>QUADR_S4.01</text:p>
          </table:table-cell>
          <table:table-cell table:formula="of:=[.B74]+QUADR_S401" office:value-type="float" office:value="78.808" calcext:value-type="float">
            <text:p>78.808</text:p>
          </table:table-cell>
          <table:table-cell/>
          <table:table-cell office:value-type="string" calcext:value-type="string">
            <text:p>DBPM_S3.08</text:p>
          </table:table-cell>
          <table:table-cell office:value-type="float" office:value="78.80812" calcext:value-type="float">
            <text:p>78.80812</text:p>
          </table:table-cell>
          <table:table-cell/>
          <table:table-cell table:formula="of:=[.D74]-[.G74]" office:value-type="float" office:value="-0.000119999999995457" calcext:value-type="float">
            <text:p>-0.00012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3\:BPM\:08=78.808</text:span></text:p>
          </table:table-cell>
        </table:table-row>
        <table:table-row table:style-name="ro2">
          <table:table-cell office:value-type="string" calcext:value-type="string">
            <text:p>A:SR-S3:BPM:09:SA</text:p>
          </table:table-cell>
          <table:table-cell office:value-type="float" office:value="80.1629" calcext:value-type="float">
            <text:p>80.163</text:p>
          </table:table-cell>
          <table:table-cell office:value-type="string" calcext:value-type="string">
            <text:p><text:s text:c="11"/></text:p>
          </table:table-cell>
          <table:table-cell table:formula="of:=[.B75]" office:value-type="float" office:value="80.1629" calcext:value-type="float">
            <text:p>80.163</text:p>
          </table:table-cell>
          <table:table-cell/>
          <table:table-cell office:value-type="string" calcext:value-type="string">
            <text:p>DBPM_S3.09</text:p>
          </table:table-cell>
          <table:table-cell office:value-type="float" office:value="81.40127" calcext:value-type="float">
            <text:p>81.40127</text:p>
          </table:table-cell>
          <table:table-cell/>
          <table:table-cell table:formula="of:=[.D75]-[.G75]" office:value-type="float" office:value="-1.23837" calcext:value-type="float">
            <text:p>-1.23837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3\:BPM\:09=81.376</text:span></text:p>
          </table:table-cell>
        </table:table-row>
        <table:table-row table:style-name="ro2">
          <table:table-cell office:value-type="string" calcext:value-type="string">
            <text:p>A:SR-S3:BPM:10:SA</text:p>
          </table:table-cell>
          <table:table-cell office:value-type="float" office:value="85.264" calcext:value-type="float">
            <text:p>85.264</text:p>
          </table:table-cell>
          <table:table-cell office:value-type="string" calcext:value-type="string">
            <text:p><text:s text:c="11"/></text:p>
          </table:table-cell>
          <table:table-cell table:formula="of:=[.B76]" office:value-type="float" office:value="85.264" calcext:value-type="float">
            <text:p>85.264</text:p>
          </table:table-cell>
          <table:table-cell/>
          <table:table-cell office:value-type="string" calcext:value-type="string">
            <text:p>DBPM_S3.10</text:p>
          </table:table-cell>
          <table:table-cell office:value-type="float" office:value="84.66397" calcext:value-type="float">
            <text:p>84.66397</text:p>
          </table:table-cell>
          <table:table-cell/>
          <table:table-cell table:formula="of:=[.D76]-[.G76]" office:value-type="float" office:value="0.60002999999999" calcext:value-type="float">
            <text:p>0.60003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3\:BPM\:10=84.664</text:span></text:p>
          </table:table-cell>
        </table:table-row>
        <table:table-row table:style-name="ro2">
          <table:table-cell office:value-type="string" calcext:value-type="string">
            <text:p>A:SR-S4:BPM:01:SA</text:p>
          </table:table-cell>
          <table:table-cell office:value-type="float" office:value="3.484" calcext:value-type="float">
            <text:p>3.484</text:p>
          </table:table-cell>
          <table:table-cell office:value-type="string" calcext:value-type="string">
            <text:p>QUADR_S4.01</text:p>
          </table:table-cell>
          <table:table-cell table:formula="of:=[.B77]+QUADR_S401" office:value-type="float" office:value="86.284" calcext:value-type="float">
            <text:p>86.284</text:p>
          </table:table-cell>
          <table:table-cell/>
          <table:table-cell office:value-type="string" calcext:value-type="string">
            <text:p>DBPM_S4.01</text:p>
          </table:table-cell>
          <table:table-cell office:value-type="float" office:value="86.28412" calcext:value-type="float">
            <text:p>86.28412</text:p>
          </table:table-cell>
          <table:table-cell/>
          <table:table-cell table:formula="of:=[.D77]-[.G77]" office:value-type="float" office:value="-0.000119999999995457" calcext:value-type="float">
            <text:p>-0.00012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4\:BPM\:01=86.284</text:span></text:p>
          </table:table-cell>
        </table:table-row>
        <table:table-row table:style-name="ro1">
          <table:table-cell office:value-type="string" calcext:value-type="string">
            <text:p>A:SR-S4:BPM:02:SA</text:p>
          </table:table-cell>
          <table:table-cell office:value-type="float" office:value="-1.353" calcext:value-type="float">
            <text:p>-1.353</text:p>
          </table:table-cell>
          <table:table-cell office:value-type="string" calcext:value-type="string">
            <text:p>MQ3_S4.01</text:p>
          </table:table-cell>
          <table:table-cell table:formula="of:=[.B78]+MQ3_S401" office:value-type="float" office:value="89.189" calcext:value-type="float">
            <text:p>89.189</text:p>
          </table:table-cell>
          <table:table-cell/>
          <table:table-cell office:value-type="string" calcext:value-type="string">
            <text:p>DBPM_S4.02</text:p>
          </table:table-cell>
          <table:table-cell office:value-type="float" office:value="89.18913" calcext:value-type="float">
            <text:p>89.18913</text:p>
          </table:table-cell>
          <table:table-cell/>
          <table:table-cell table:formula="of:=[.D78]-[.G78]" office:value-type="float" office:value="-0.000130000000012842" calcext:value-type="float">
            <text:p>-0.000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:SR-S4:BPM:03:SA</text:p>
          </table:table-cell>
          <table:table-cell office:value-type="float" office:value="1.035" calcext:value-type="float">
            <text:p>1.035</text:p>
          </table:table-cell>
          <table:table-cell office:value-type="string" calcext:value-type="string">
            <text:p>MQ3_S4.01</text:p>
          </table:table-cell>
          <table:table-cell table:formula="of:=[.B79]+MQ3_S401" office:value-type="float" office:value="91.577" calcext:value-type="float">
            <text:p>91.577</text:p>
          </table:table-cell>
          <table:table-cell/>
          <table:table-cell office:value-type="string" calcext:value-type="string">
            <text:p>DBPM_S4.03</text:p>
          </table:table-cell>
          <table:table-cell office:value-type="float" office:value="91.57713" calcext:value-type="float">
            <text:p>91.57713</text:p>
          </table:table-cell>
          <table:table-cell/>
          <table:table-cell table:formula="of:=[.D79]-[.G79]" office:value-type="float" office:value="-0.000129999999998631" calcext:value-type="float">
            <text:p>-0.00013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4\:BPM\:03=91.577</text:span></text:p>
          </table:table-cell>
        </table:table-row>
        <table:table-row table:style-name="ro1">
          <table:table-cell office:value-type="string" calcext:value-type="string">
            <text:p>A:SR-S4:BPM:04:SA</text:p>
          </table:table-cell>
          <table:table-cell office:value-type="float" office:value="-2.308" calcext:value-type="float">
            <text:p>-2.308</text:p>
          </table:table-cell>
          <table:table-cell office:value-type="string" calcext:value-type="string">
            <text:p>MARK_S4.01</text:p>
          </table:table-cell>
          <table:table-cell table:formula="of:=[.B80]+MARK_S401" office:value-type="float" office:value="94.292" calcext:value-type="float">
            <text:p>94.292</text:p>
          </table:table-cell>
          <table:table-cell/>
          <table:table-cell office:value-type="string" calcext:value-type="string">
            <text:p>DBPM_S4.04</text:p>
          </table:table-cell>
          <table:table-cell office:value-type="float" office:value="94.29214" calcext:value-type="float">
            <text:p>94.29214</text:p>
          </table:table-cell>
          <table:table-cell/>
          <table:table-cell table:formula="of:=[.D80]-[.G80]" office:value-type="float" office:value="-0.000140000000001805" calcext:value-type="float">
            <text:p>-0.000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:SR-S4:BPM:05:SA</text:p>
          </table:table-cell>
          <table:table-cell table:style-name="Default" office:value-type="float" office:value="1.8" calcext:value-type="float">
            <text:p>1.8</text:p>
          </table:table-cell>
          <table:table-cell office:value-type="string" calcext:value-type="string">
            <text:p>MARK_S4.01</text:p>
          </table:table-cell>
          <table:table-cell table:formula="of:=[.B81]+MARK_S401" office:value-type="float" office:value="98.4" calcext:value-type="float">
            <text:p>98.400</text:p>
          </table:table-cell>
          <table:table-cell/>
          <table:table-cell office:value-type="string" calcext:value-type="string">
            <text:p>DBPM_S4.05</text:p>
          </table:table-cell>
          <table:table-cell office:value-type="float" office:value="98.40014" calcext:value-type="float">
            <text:p>98.40014</text:p>
          </table:table-cell>
          <table:table-cell/>
          <table:table-cell table:formula="of:=[.D81]-[.G81]" office:value-type="float" office:value="-0.000139999999987595" calcext:value-type="float">
            <text:p>-0.00014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4\:BPM\:05=98.400</text:span></text:p>
          </table:table-cell>
        </table:table-row>
        <table:table-row table:style-name="ro2">
          <table:table-cell office:value-type="string" calcext:value-type="string">
            <text:p>A:SR-S4:BPM:06:SA</text:p>
          </table:table-cell>
          <table:table-cell table:style-name="Default" office:value-type="float" office:value="-1.353" calcext:value-type="float">
            <text:p>-1.353</text:p>
          </table:table-cell>
          <table:table-cell office:value-type="string" calcext:value-type="string">
            <text:p>MQ3_S4.02</text:p>
          </table:table-cell>
          <table:table-cell table:formula="of:=[.B82]+MQ3_S402" office:value-type="float" office:value="101.305" calcext:value-type="float">
            <text:p>101.305</text:p>
          </table:table-cell>
          <table:table-cell/>
          <table:table-cell office:value-type="string" calcext:value-type="string">
            <text:p>DBPM_S4.06</text:p>
          </table:table-cell>
          <table:table-cell office:value-type="float" office:value="101.30515" calcext:value-type="float">
            <text:p>101.30515</text:p>
          </table:table-cell>
          <table:table-cell/>
          <table:table-cell table:formula="of:=[.D82]-[.G82]" office:value-type="float" office:value="-0.000149999999990769" calcext:value-type="float">
            <text:p>-0.00015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4\:BPM\:06=101.305</text:span></text:p>
          </table:table-cell>
        </table:table-row>
        <table:table-row table:style-name="ro2">
          <table:table-cell office:value-type="string" calcext:value-type="string">
            <text:p>A:SR-S4:BPM:07:SA</text:p>
          </table:table-cell>
          <table:table-cell table:style-name="Default" office:value-type="float" office:value="1.035" calcext:value-type="float">
            <text:p>1.035</text:p>
          </table:table-cell>
          <table:table-cell office:value-type="string" calcext:value-type="string">
            <text:p>MQ3_S4.02</text:p>
          </table:table-cell>
          <table:table-cell table:formula="of:=[.B83]+MQ3_S402" office:value-type="float" office:value="103.693" calcext:value-type="float">
            <text:p>103.693</text:p>
          </table:table-cell>
          <table:table-cell/>
          <table:table-cell office:value-type="string" calcext:value-type="string">
            <text:p>DBPM_S4.07</text:p>
          </table:table-cell>
          <table:table-cell office:value-type="float" office:value="103.69315" calcext:value-type="float">
            <text:p>103.69315</text:p>
          </table:table-cell>
          <table:table-cell/>
          <table:table-cell table:formula="of:=[.D83]-[.G83]" office:value-type="float" office:value="-0.000150000000004979" calcext:value-type="float">
            <text:p>-0.00015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4\:BPM\:07=103.693</text:span></text:p>
          </table:table-cell>
        </table:table-row>
        <table:table-row table:style-name="ro2">
          <table:table-cell office:value-type="string" calcext:value-type="string">
            <text:p>A:SR-S4:BPM:08:SA</text:p>
          </table:table-cell>
          <table:table-cell table:style-name="Default" office:value-type="float" office:value="-3.992" calcext:value-type="float">
            <text:p>-3.992</text:p>
          </table:table-cell>
          <table:table-cell office:value-type="string" calcext:value-type="string">
            <text:p>QUADR_S4.02</text:p>
          </table:table-cell>
          <table:table-cell table:formula="of:=[.B84]+QUADR_S402" office:value-type="float" office:value="106.408" calcext:value-type="float">
            <text:p>106.408</text:p>
          </table:table-cell>
          <table:table-cell/>
          <table:table-cell office:value-type="string" calcext:value-type="string">
            <text:p>DBPM_S4.08</text:p>
          </table:table-cell>
          <table:table-cell office:value-type="float" office:value="106.40816" calcext:value-type="float">
            <text:p>106.40816</text:p>
          </table:table-cell>
          <table:table-cell/>
          <table:table-cell table:formula="of:=[.D84]-[.G84]" office:value-type="float" office:value="-0.000159999999993943" calcext:value-type="float">
            <text:p>-0.00016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4\:BPM\:08=106.408</text:span></text:p>
          </table:table-cell>
        </table:table-row>
        <table:table-row table:style-name="ro2">
          <table:table-cell office:value-type="string" calcext:value-type="string">
            <text:p>A:SR-S4:BPM:09:SA</text:p>
          </table:table-cell>
          <table:table-cell table:style-name="Default" office:value-type="float" office:value="108.975" calcext:value-type="float">
            <text:p>108.975</text:p>
          </table:table-cell>
          <table:table-cell office:value-type="string" calcext:value-type="string">
            <text:p><text:s text:c="19"/></text:p>
          </table:table-cell>
          <table:table-cell table:formula="of:=[.B85]" office:value-type="float" office:value="108.975" calcext:value-type="float">
            <text:p>108.975</text:p>
          </table:table-cell>
          <table:table-cell/>
          <table:table-cell office:value-type="string" calcext:value-type="string">
            <text:p>DBPM_S4.09</text:p>
          </table:table-cell>
          <table:table-cell office:value-type="float" office:value="108.98481" calcext:value-type="float">
            <text:p>108.98481</text:p>
          </table:table-cell>
          <table:table-cell/>
          <table:table-cell table:formula="of:=[.D85]-[.G85]" office:value-type="float" office:value="-0.00981000000000165" calcext:value-type="float">
            <text:p>-0.00981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4\:BPM\:09=109.195</text:span></text:p>
          </table:table-cell>
        </table:table-row>
        <table:table-row table:style-name="ro2">
          <table:table-cell office:value-type="string" calcext:value-type="string">
            <text:p>A:SR-S4:BPM:10:SA</text:p>
          </table:table-cell>
          <table:table-cell table:style-name="Default" office:value-type="float" office:value="1.425" calcext:value-type="float">
            <text:p>1.425</text:p>
          </table:table-cell>
          <table:table-cell office:value-type="string" calcext:value-type="string">
            <text:p><text:s text:c="11"/></text:p>
          </table:table-cell>
          <table:table-cell table:formula="of:=[.B86]" office:value-type="float" office:value="1.425" calcext:value-type="float">
            <text:p>1.425</text:p>
          </table:table-cell>
          <table:table-cell/>
          <table:table-cell office:value-type="string" calcext:value-type="string">
            <text:p>DBPM_S4.10</text:p>
          </table:table-cell>
          <table:table-cell office:value-type="float" office:value="1.41535" calcext:value-type="float">
            <text:p>1.41535</text:p>
          </table:table-cell>
          <table:table-cell/>
          <table:table-cell table:formula="of:=[.D86]-[.G86]" office:value-type="float" office:value="0.00964999999999994" calcext:value-type="float">
            <text:p>0.00965</text:p>
          </table:table-cell>
          <table:table-cell/>
          <table:table-cell table:style-name="ce2" office:value-type="string" calcext:value-type="string">
            <text:p><text:span text:style-name="T1">A\:</text:span><text:span text:style-name="T2">SR-S4\:BPM\:10=1.285</text:span>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QUADR_S1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ADR_S2.01</text:p>
          </table:table-cell>
          <table:table-cell table:style-name="Default" office:value-type="float" office:value="7.742" calcext:value-type="float">
            <text:p>7.742</text:p>
          </table:table-cell>
          <table:table-cell office:value-type="string" calcext:value-type="string">
            <text:p>MQ3_S1.02</text:p>
          </table:table-cell>
          <table:table-cell table:formula="of:=[.B90]+MQ3_S102" office:value-type="float" office:value="27.6" calcext:value-type="float">
            <text:p>27.6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DR_S3.01</text:p>
          </table:table-cell>
          <table:table-cell table:style-name="Default" office:value-type="float" office:value="7.742" calcext:value-type="float">
            <text:p>7.742</text:p>
          </table:table-cell>
          <table:table-cell office:value-type="string" calcext:value-type="string">
            <text:p>MQ3_S2.02</text:p>
          </table:table-cell>
          <table:table-cell table:formula="of:=[.B91]+MQ3_S202" office:value-type="float" office:value="55.2" calcext:value-type="float">
            <text:p>55.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DR_S4.01</text:p>
          </table:table-cell>
          <table:table-cell table:style-name="Default" office:value-type="float" office:value="7.742" calcext:value-type="float">
            <text:p>7.742</text:p>
          </table:table-cell>
          <table:table-cell office:value-type="string" calcext:value-type="string">
            <text:p>MQ3_S3.02</text:p>
          </table:table-cell>
          <table:table-cell table:formula="of:=[.B92]+MQ3_S302" office:value-type="float" office:value="82.8" calcext:value-type="float">
            <text:p>82.8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DR_S4.02</text:p>
          </table:table-cell>
          <table:table-cell table:style-name="Default" office:value-type="float" office:value="7.742" calcext:value-type="float">
            <text:p>7.742</text:p>
          </table:table-cell>
          <table:table-cell office:value-type="string" calcext:value-type="string">
            <text:p>MQ3_S4.02</text:p>
          </table:table-cell>
          <table:table-cell table:formula="of:=[.B93]+MQ3_S402" office:value-type="float" office:value="110.4" calcext:value-type="float">
            <text:p>110.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K_S1.01</text:p>
          </table:table-cell>
          <table:table-cell table:style-name="Default" office:value-type="float" office:value="6.058" calcext:value-type="float">
            <text:p>6.058</text:p>
          </table:table-cell>
          <table:table-cell office:value-type="string" calcext:value-type="string">
            <text:p>MQ3_S1.01</text:p>
          </table:table-cell>
          <table:table-cell table:formula="of:=[.B94]+MQ3_S101" office:value-type="float" office:value="13.8" calcext:value-type="float">
            <text:p>13.8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K_S2.01</text:p>
          </table:table-cell>
          <table:table-cell table:style-name="Default" office:value-type="float" office:value="6.058" calcext:value-type="float">
            <text:p>6.058</text:p>
          </table:table-cell>
          <table:table-cell office:value-type="string" calcext:value-type="string">
            <text:p>MQ3_S2.01</text:p>
          </table:table-cell>
          <table:table-cell table:formula="of:=[.B95]+MQ3_S201" office:value-type="float" office:value="41.4" calcext:value-type="float">
            <text:p>41.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K_S3.01</text:p>
          </table:table-cell>
          <table:table-cell table:style-name="Default" office:value-type="float" office:value="6.058" calcext:value-type="float">
            <text:p>6.058</text:p>
          </table:table-cell>
          <table:table-cell office:value-type="string" calcext:value-type="string">
            <text:p>MQ3_S3.01</text:p>
          </table:table-cell>
          <table:table-cell table:formula="of:=[.B96]+MQ3_S301" office:value-type="float" office:value="69" calcext:value-type="float">
            <text:p>69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K_S4.01</text:p>
          </table:table-cell>
          <table:table-cell table:style-name="Default" office:value-type="float" office:value="6.058" calcext:value-type="float">
            <text:p>6.058</text:p>
          </table:table-cell>
          <table:table-cell office:value-type="string" calcext:value-type="string">
            <text:p>MQ3_S4.01</text:p>
          </table:table-cell>
          <table:table-cell table:formula="of:=[.B97]+MQ3_S401" office:value-type="float" office:value="96.6" calcext:value-type="float">
            <text:p>96.600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MQ3_S1.01</text:p>
          </table:table-cell>
          <table:table-cell table:style-name="Default" office:value-type="float" office:value="7.742" calcext:value-type="float">
            <text:p>7.742</text:p>
          </table:table-cell>
          <table:table-cell office:value-type="string" calcext:value-type="string">
            <text:p>QUADR_S1.01</text:p>
          </table:table-cell>
          <table:table-cell table:formula="of:=[.B100]+QUADR_S101" office:value-type="float" office:value="7.742" calcext:value-type="float">
            <text:p>7.7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Q3_S1.02</text:p>
          </table:table-cell>
          <table:table-cell table:style-name="Default" office:value-type="float" office:value="6.058" calcext:value-type="float">
            <text:p>6.058</text:p>
          </table:table-cell>
          <table:table-cell office:value-type="string" calcext:value-type="string">
            <text:p>MARK_S1.01 <text:s text:c="2"/></text:p>
          </table:table-cell>
          <table:table-cell table:formula="of:=[.B101]+MARK_S101" office:value-type="float" office:value="19.858" calcext:value-type="float">
            <text:p>19.8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Q3_S2.01</text:p>
          </table:table-cell>
          <table:table-cell table:style-name="Default" office:value-type="float" office:value="7.742" calcext:value-type="float">
            <text:p>7.742</text:p>
          </table:table-cell>
          <table:table-cell office:value-type="string" calcext:value-type="string">
            <text:p>QUADR_S2.01</text:p>
          </table:table-cell>
          <table:table-cell table:formula="of:=[.B102]+QUADR_S201" office:value-type="float" office:value="35.342" calcext:value-type="float">
            <text:p>35.3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Q3_S2.02</text:p>
          </table:table-cell>
          <table:table-cell table:style-name="Default" office:value-type="float" office:value="6.058" calcext:value-type="float">
            <text:p>6.058</text:p>
          </table:table-cell>
          <table:table-cell office:value-type="string" calcext:value-type="string">
            <text:p>MARK_S2.01</text:p>
          </table:table-cell>
          <table:table-cell table:formula="of:=[.B103]+MARK_S201" office:value-type="float" office:value="47.458" calcext:value-type="float">
            <text:p>47.4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Q3_S3.01</text:p>
          </table:table-cell>
          <table:table-cell table:style-name="Default" office:value-type="float" office:value="7.742" calcext:value-type="float">
            <text:p>7.742</text:p>
          </table:table-cell>
          <table:table-cell office:value-type="string" calcext:value-type="string">
            <text:p>QUADR_S3.01</text:p>
          </table:table-cell>
          <table:table-cell table:formula="of:=[.B104]+QUADR_S301" office:value-type="float" office:value="62.942" calcext:value-type="float">
            <text:p>62.9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Q3_S3.02</text:p>
          </table:table-cell>
          <table:table-cell table:style-name="Default" office:value-type="float" office:value="6.058" calcext:value-type="float">
            <text:p>6.058</text:p>
          </table:table-cell>
          <table:table-cell office:value-type="string" calcext:value-type="string">
            <text:p>MARK_S3.01</text:p>
          </table:table-cell>
          <table:table-cell table:formula="of:=[.B105]+MARK_S301" office:value-type="float" office:value="75.058" calcext:value-type="float">
            <text:p>75.0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Q3_S4.01</text:p>
          </table:table-cell>
          <table:table-cell table:style-name="Default" office:value-type="float" office:value="7.742" calcext:value-type="float">
            <text:p>7.742</text:p>
          </table:table-cell>
          <table:table-cell office:value-type="string" calcext:value-type="string">
            <text:p>QUADR_S4.01</text:p>
          </table:table-cell>
          <table:table-cell table:formula="of:=[.B106]+QUADR_S401" office:value-type="float" office:value="90.542" calcext:value-type="float">
            <text:p>90.5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Q3_S4.02</text:p>
          </table:table-cell>
          <table:table-cell table:style-name="Default" office:value-type="float" office:value="6.058" calcext:value-type="float">
            <text:p>6.058</text:p>
          </table:table-cell>
          <table:table-cell office:value-type="string" calcext:value-type="string">
            <text:p>MARK_S4.01</text:p>
          </table:table-cell>
          <table:table-cell table:formula="of:=[.B107]+MARK_S401" office:value-type="float" office:value="102.658" calcext:value-type="float">
            <text:p>102.658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M_S3_01 <text:s/></text:p>
          </table:table-cell>
          <table:table-cell table:style-name="Default" office:value-type="float" office:value="80.79112" calcext:value-type="float">
            <text:p>80.79112</text:p>
          </table:table-cell>
          <table:table-cell/>
          <table:table-cell table:style-name="Default"/>
          <table:table-cell table:number-columns-repeated="7"/>
        </table:table-row>
      </table:table>
      <table:table table:name="Sheet2" table:style-name="ta1">
        <table:table-column table:style-name="co4" table:default-cell-style-name="Default"/>
        <table:table-column table:style-name="co2" table:visibility="collapse" table:default-cell-style-name="ce1"/>
        <table:table-column table:style-name="co5" table:visibility="collapse" table:default-cell-style-name="Default"/>
        <table:table-column table:style-name="co2" table:default-cell-style-name="ce1"/>
        <table:table-column table:style-name="co2" table:visibility="collapse" table:default-cell-style-name="Default"/>
        <table:table-column table:style-name="co2" table:number-columns-repeated="2" table:default-cell-style-name="Default"/>
        <table:table-column table:style-name="co2" table:visibility="collapse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:SR-S1:BPM:01:SA</text:p>
          </table:table-cell>
          <table:table-cell office:value-type="float" office:value="3.484" calcext:value-type="float">
            <text:p>3.484</text:p>
          </table:table-cell>
          <table:table-cell office:value-type="string" calcext:value-type="string">
            <text:p>QUADR_S1.01</text:p>
          </table:table-cell>
          <table:table-cell table:formula="of:=[.B1]+QUADR_S101" office:value-type="float" office:value="3.484" calcext:value-type="float">
            <text:p>3.484</text:p>
          </table:table-cell>
          <table:table-cell/>
          <table:table-cell office:value-type="string" calcext:value-type="string">
            <text:p>DBPM_S1.01</text:p>
          </table:table-cell>
          <table:table-cell office:value-type="float" office:value="3.484" calcext:value-type="float">
            <text:p>3.484</text:p>
          </table:table-cell>
          <table:table-cell/>
          <table:table-cell table:formula="of:=[.D1]-[.G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:SR-S1:BPM:02:SA</text:p>
          </table:table-cell>
          <table:table-cell office:value-type="float" office:value="-1.353" calcext:value-type="float">
            <text:p>-1.353</text:p>
          </table:table-cell>
          <table:table-cell office:value-type="string" calcext:value-type="string">
            <text:p>MQ3_S1.01</text:p>
          </table:table-cell>
          <table:table-cell table:formula="of:=[.B2]+MQ3_S101" office:value-type="float" office:value="6.389" calcext:value-type="float">
            <text:p>6.389</text:p>
          </table:table-cell>
          <table:table-cell/>
          <table:table-cell office:value-type="string" calcext:value-type="string">
            <text:p>DBPM_S1.02</text:p>
          </table:table-cell>
          <table:table-cell office:value-type="float" office:value="6.38901" calcext:value-type="float">
            <text:p>6.38901</text:p>
          </table:table-cell>
          <table:table-cell/>
          <table:table-cell table:formula="of:=[.D2]-[.G2]" office:value-type="float" office:value="-0.00000999999999962142" calcext:value-type="float">
            <text:p>-0.00001</text:p>
          </table:table-cell>
        </table:table-row>
        <table:table-row table:style-name="ro1">
          <table:table-cell office:value-type="string" calcext:value-type="string">
            <text:p>A:SR-S1:BPM:03:SA</text:p>
          </table:table-cell>
          <table:table-cell office:value-type="float" office:value="1.035" calcext:value-type="float">
            <text:p>1.035</text:p>
          </table:table-cell>
          <table:table-cell office:value-type="string" calcext:value-type="string">
            <text:p>MQ3_S1.01</text:p>
          </table:table-cell>
          <table:table-cell table:formula="of:=[.B3]+MQ3_S101" office:value-type="float" office:value="8.777" calcext:value-type="float">
            <text:p>8.777</text:p>
          </table:table-cell>
          <table:table-cell/>
          <table:table-cell office:value-type="string" calcext:value-type="string">
            <text:p>DBPM_S1.03</text:p>
          </table:table-cell>
          <table:table-cell office:value-type="float" office:value="8.77701" calcext:value-type="float">
            <text:p>8.77701</text:p>
          </table:table-cell>
          <table:table-cell/>
          <table:table-cell table:formula="of:=[.D3]-[.G3]" office:value-type="float" office:value="-0.0000100000000013978" calcext:value-type="float">
            <text:p>-0.00001</text:p>
          </table:table-cell>
        </table:table-row>
        <table:table-row table:style-name="ro1">
          <table:table-cell office:value-type="string" calcext:value-type="string">
            <text:p>A:SR-S1:BPM:04:SA</text:p>
          </table:table-cell>
          <table:table-cell office:value-type="float" office:value="-2.308" calcext:value-type="float">
            <text:p>-2.308</text:p>
          </table:table-cell>
          <table:table-cell office:value-type="string" calcext:value-type="string">
            <text:p>MARK_S1.01</text:p>
          </table:table-cell>
          <table:table-cell table:formula="of:=[.B4]+MARK_S101" office:value-type="float" office:value="11.492" calcext:value-type="float">
            <text:p>11.492</text:p>
          </table:table-cell>
          <table:table-cell/>
          <table:table-cell office:value-type="string" calcext:value-type="string">
            <text:p>DBPM_S1.04</text:p>
          </table:table-cell>
          <table:table-cell office:value-type="float" office:value="11.492025" calcext:value-type="float">
            <text:p>11.492025</text:p>
          </table:table-cell>
          <table:table-cell/>
          <table:table-cell table:formula="of:=[.D4]-[.G4]" office:value-type="float" office:value="-0.0000249999999990536" calcext:value-type="float">
            <text:p>-0.000025</text:p>
          </table:table-cell>
        </table:table-row>
        <table:table-row table:style-name="ro1">
          <table:table-cell office:value-type="string" calcext:value-type="string">
            <text:p>A:SR-S1:BPM:05:SA</text:p>
          </table:table-cell>
          <table:table-cell office:value-type="float" office:value="1.8" calcext:value-type="float">
            <text:p>1.800</text:p>
          </table:table-cell>
          <table:table-cell office:value-type="string" calcext:value-type="string">
            <text:p>MARK_S1.01</text:p>
          </table:table-cell>
          <table:table-cell table:formula="of:=[.B5]+MARK_S101" office:value-type="float" office:value="15.6" calcext:value-type="float">
            <text:p>15.600</text:p>
          </table:table-cell>
          <table:table-cell/>
          <table:table-cell office:value-type="string" calcext:value-type="string">
            <text:p>DBPM_S1.05</text:p>
          </table:table-cell>
          <table:table-cell office:value-type="float" office:value="15.60002" calcext:value-type="float">
            <text:p>15.60002</text:p>
          </table:table-cell>
          <table:table-cell/>
          <table:table-cell table:formula="of:=[.D5]-[.G5]" office:value-type="float" office:value="-0.0000200000000010192" calcext:value-type="float">
            <text:p>-0.00002</text:p>
          </table:table-cell>
        </table:table-row>
        <table:table-row table:style-name="ro1">
          <table:table-cell office:value-type="string" calcext:value-type="string">
            <text:p>A:SR-S1:BPM:06:SA</text:p>
          </table:table-cell>
          <table:table-cell office:value-type="float" office:value="-1.353" calcext:value-type="float">
            <text:p>-1.353</text:p>
          </table:table-cell>
          <table:table-cell office:value-type="string" calcext:value-type="string">
            <text:p>MQ3_S1.02</text:p>
          </table:table-cell>
          <table:table-cell table:formula="of:=[.B6]+MQ3_S102" office:value-type="float" office:value="18.505" calcext:value-type="float">
            <text:p>18.505</text:p>
          </table:table-cell>
          <table:table-cell/>
          <table:table-cell office:value-type="string" calcext:value-type="string">
            <text:p>DBPM_S1.06</text:p>
          </table:table-cell>
          <table:table-cell office:value-type="float" office:value="18.50503" calcext:value-type="float">
            <text:p>18.50503</text:p>
          </table:table-cell>
          <table:table-cell/>
          <table:table-cell table:formula="of:=[.D6]-[.G6]" office:value-type="float" office:value="-0.000030000000002417" calcext:value-type="float">
            <text:p>-0.00003</text:p>
          </table:table-cell>
        </table:table-row>
        <table:table-row table:style-name="ro1">
          <table:table-cell office:value-type="string" calcext:value-type="string">
            <text:p>A:SR-S1:BPM:07:SA</text:p>
          </table:table-cell>
          <table:table-cell office:value-type="float" office:value="1.035" calcext:value-type="float">
            <text:p>1.035</text:p>
          </table:table-cell>
          <table:table-cell office:value-type="string" calcext:value-type="string">
            <text:p>MQ3_S1.02</text:p>
          </table:table-cell>
          <table:table-cell table:formula="of:=[.B7]+MQ3_S102" office:value-type="float" office:value="20.893" calcext:value-type="float">
            <text:p>20.893</text:p>
          </table:table-cell>
          <table:table-cell/>
          <table:table-cell office:value-type="string" calcext:value-type="string">
            <text:p>DBPM_S1.07</text:p>
          </table:table-cell>
          <table:table-cell office:value-type="float" office:value="20.89303" calcext:value-type="float">
            <text:p>20.89303</text:p>
          </table:table-cell>
          <table:table-cell/>
          <table:table-cell table:formula="of:=[.D7]-[.G7]" office:value-type="float" office:value="-0.0000299999999988643" calcext:value-type="float">
            <text:p>-0.00003</text:p>
          </table:table-cell>
        </table:table-row>
        <table:table-row table:style-name="ro1">
          <table:table-cell office:value-type="string" calcext:value-type="string">
            <text:p>A:SR-S1:BPM:08:SA</text:p>
          </table:table-cell>
          <table:table-cell office:value-type="float" office:value="-3.992" calcext:value-type="float">
            <text:p>-3.992</text:p>
          </table:table-cell>
          <table:table-cell office:value-type="string" calcext:value-type="string">
            <text:p>QUADR_S2.01</text:p>
          </table:table-cell>
          <table:table-cell table:formula="of:=[.B8]+QUADR_S201" office:value-type="float" office:value="23.608" calcext:value-type="float">
            <text:p>23.608</text:p>
          </table:table-cell>
          <table:table-cell/>
          <table:table-cell office:value-type="string" calcext:value-type="string">
            <text:p>DBPM_S1.08</text:p>
          </table:table-cell>
          <table:table-cell office:value-type="float" office:value="23.60804" calcext:value-type="float">
            <text:p>23.60804</text:p>
          </table:table-cell>
          <table:table-cell/>
          <table:table-cell table:formula="of:=[.D8]-[.G8]" office:value-type="float" office:value="-0.0000399999999984857" calcext:value-type="float">
            <text:p>-0.00004</text:p>
          </table:table-cell>
        </table:table-row>
        <table:table-row table:style-name="ro1">
          <table:table-cell office:value-type="string" calcext:value-type="string">
            <text:p>A:SR-S1:BPM:09:SA</text:p>
          </table:table-cell>
          <table:table-cell office:value-type="float" office:value="26.175" calcext:value-type="float">
            <text:p>26.175</text:p>
          </table:table-cell>
          <table:table-cell office:value-type="string" calcext:value-type="string">
            <text:p><text:s text:c="11"/></text:p>
          </table:table-cell>
          <table:table-cell table:formula="of:=[.B9]" office:value-type="float" office:value="26.175" calcext:value-type="float">
            <text:p>26.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:SR-S1:BPM:10:SA</text:p>
          </table:table-cell>
          <table:table-cell office:value-type="float" office:value="29.025" calcext:value-type="float">
            <text:p>29.025</text:p>
          </table:table-cell>
          <table:table-cell office:value-type="string" calcext:value-type="string">
            <text:p><text:s text:c="11"/></text:p>
          </table:table-cell>
          <table:table-cell table:formula="of:=[.B10]" office:value-type="float" office:value="29.025" calcext:value-type="float">
            <text:p>29.0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:SR-S2:BPM:01:SA</text:p>
          </table:table-cell>
          <table:table-cell office:value-type="float" office:value="3.484" calcext:value-type="float">
            <text:p>3.484</text:p>
          </table:table-cell>
          <table:table-cell office:value-type="string" calcext:value-type="string">
            <text:p>QUADR_S2.01</text:p>
          </table:table-cell>
          <table:table-cell table:formula="of:=[.B11]+QUADR_S201" office:value-type="float" office:value="31.084" calcext:value-type="float">
            <text:p>31.084</text:p>
          </table:table-cell>
          <table:table-cell/>
          <table:table-cell office:value-type="string" calcext:value-type="string">
            <text:p>DBPM_S2.01</text:p>
          </table:table-cell>
          <table:table-cell office:value-type="float" office:value="31.08404" calcext:value-type="float">
            <text:p>31.08404</text:p>
          </table:table-cell>
          <table:table-cell/>
          <table:table-cell table:formula="of:=[.D11]-[.G11]" office:value-type="float" office:value="-0.0000400000000020384" calcext:value-type="float">
            <text:p>-0.00004</text:p>
          </table:table-cell>
        </table:table-row>
        <table:table-row table:style-name="ro1">
          <table:table-cell office:value-type="string" calcext:value-type="string">
            <text:p>A:SR-S2:BPM:02:SA</text:p>
          </table:table-cell>
          <table:table-cell office:value-type="float" office:value="-1.353" calcext:value-type="float">
            <text:p>-1.353</text:p>
          </table:table-cell>
          <table:table-cell office:value-type="string" calcext:value-type="string">
            <text:p>MQ3_S2.01</text:p>
          </table:table-cell>
          <table:table-cell table:formula="of:=[.B12]+MQ3_S201" office:value-type="float" office:value="33.989" calcext:value-type="float">
            <text:p>33.989</text:p>
          </table:table-cell>
          <table:table-cell/>
          <table:table-cell office:value-type="string" calcext:value-type="string">
            <text:p>DBPM_S2.02</text:p>
          </table:table-cell>
          <table:table-cell office:value-type="float" office:value="33.98905" calcext:value-type="float">
            <text:p>33.98905</text:p>
          </table:table-cell>
          <table:table-cell/>
          <table:table-cell table:formula="of:=[.D12]-[.G12]" office:value-type="float" office:value="-0.0000500000000016598" calcext:value-type="float">
            <text:p>-0.00005</text:p>
          </table:table-cell>
        </table:table-row>
        <table:table-row table:style-name="ro1">
          <table:table-cell office:value-type="string" calcext:value-type="string">
            <text:p>A:SR-S2:BPM:03:SA</text:p>
          </table:table-cell>
          <table:table-cell office:value-type="float" office:value="1.035" calcext:value-type="float">
            <text:p>1.035</text:p>
          </table:table-cell>
          <table:table-cell office:value-type="string" calcext:value-type="string">
            <text:p>MQ3_S2.01</text:p>
          </table:table-cell>
          <table:table-cell table:formula="of:=[.B13]+MQ3_S201" office:value-type="float" office:value="36.377" calcext:value-type="float">
            <text:p>36.377</text:p>
          </table:table-cell>
          <table:table-cell/>
          <table:table-cell office:value-type="string" calcext:value-type="string">
            <text:p>DBPM_S2.03</text:p>
          </table:table-cell>
          <table:table-cell office:value-type="float" office:value="36.37705" calcext:value-type="float">
            <text:p>36.37705</text:p>
          </table:table-cell>
          <table:table-cell/>
          <table:table-cell table:formula="of:=[.D13]-[.G13]" office:value-type="float" office:value="-0.0000499999999945544" calcext:value-type="float">
            <text:p>-0.00005</text:p>
          </table:table-cell>
        </table:table-row>
        <table:table-row table:style-name="ro1">
          <table:table-cell office:value-type="string" calcext:value-type="string">
            <text:p>A:SR-S2:BPM:04:SA</text:p>
          </table:table-cell>
          <table:table-cell office:value-type="float" office:value="-2.308" calcext:value-type="float">
            <text:p>-2.308</text:p>
          </table:table-cell>
          <table:table-cell office:value-type="string" calcext:value-type="string">
            <text:p>MARK_S2.01</text:p>
          </table:table-cell>
          <table:table-cell table:formula="of:=[.B14]+MARK_S201" office:value-type="float" office:value="39.092" calcext:value-type="float">
            <text:p>39.092</text:p>
          </table:table-cell>
          <table:table-cell/>
          <table:table-cell office:value-type="string" calcext:value-type="string">
            <text:p>DBPM_S2.04</text:p>
          </table:table-cell>
          <table:table-cell office:value-type="float" office:value="39.09206" calcext:value-type="float">
            <text:p>39.09206</text:p>
          </table:table-cell>
          <table:table-cell/>
          <table:table-cell table:formula="of:=[.D14]-[.G14]" office:value-type="float" office:value="-0.0000599999999977285" calcext:value-type="float">
            <text:p>-0.00006</text:p>
          </table:table-cell>
        </table:table-row>
        <table:table-row table:style-name="ro1">
          <table:table-cell office:value-type="string" calcext:value-type="string">
            <text:p>A:SR-S2:BPM:05:SA</text:p>
          </table:table-cell>
          <table:table-cell office:value-type="float" office:value="1.8" calcext:value-type="float">
            <text:p>1.800</text:p>
          </table:table-cell>
          <table:table-cell office:value-type="string" calcext:value-type="string">
            <text:p>MARK_S2.01</text:p>
          </table:table-cell>
          <table:table-cell table:formula="of:=[.B15]+MARK_S201" office:value-type="float" office:value="43.2" calcext:value-type="float">
            <text:p>43.200</text:p>
          </table:table-cell>
          <table:table-cell/>
          <table:table-cell office:value-type="string" calcext:value-type="string">
            <text:p>DBPM_S2.05</text:p>
          </table:table-cell>
          <table:table-cell office:value-type="float" office:value="43.20006" calcext:value-type="float">
            <text:p>43.20006</text:p>
          </table:table-cell>
          <table:table-cell/>
          <table:table-cell table:formula="of:=[.D15]-[.G15]" office:value-type="float" office:value="-0.0000599999999977285" calcext:value-type="float">
            <text:p>-0.00006</text:p>
          </table:table-cell>
        </table:table-row>
        <table:table-row table:style-name="ro1">
          <table:table-cell office:value-type="string" calcext:value-type="string">
            <text:p>A:SR-S2:BPM:06:SA</text:p>
          </table:table-cell>
          <table:table-cell office:value-type="float" office:value="-1.353" calcext:value-type="float">
            <text:p>-1.353</text:p>
          </table:table-cell>
          <table:table-cell office:value-type="string" calcext:value-type="string">
            <text:p>MQ3_S2.02</text:p>
          </table:table-cell>
          <table:table-cell table:formula="of:=[.B16]+MQ3_S202" office:value-type="float" office:value="46.105" calcext:value-type="float">
            <text:p>46.105</text:p>
          </table:table-cell>
          <table:table-cell/>
          <table:table-cell office:value-type="string" calcext:value-type="string">
            <text:p>DBPM_S2.06</text:p>
          </table:table-cell>
          <table:table-cell office:value-type="float" office:value="46.10507" calcext:value-type="float">
            <text:p>46.10507</text:p>
          </table:table-cell>
          <table:table-cell/>
          <table:table-cell table:formula="of:=[.D16]-[.G16]" office:value-type="float" office:value="-0.0000700000000009027" calcext:value-type="float">
            <text:p>-0.00007</text:p>
          </table:table-cell>
        </table:table-row>
        <table:table-row table:style-name="ro1">
          <table:table-cell office:value-type="string" calcext:value-type="string">
            <text:p>A:SR-S2:BPM:07:SA</text:p>
          </table:table-cell>
          <table:table-cell office:value-type="float" office:value="1.035" calcext:value-type="float">
            <text:p>1.035</text:p>
          </table:table-cell>
          <table:table-cell office:value-type="string" calcext:value-type="string">
            <text:p>MQ3_S2.02</text:p>
          </table:table-cell>
          <table:table-cell table:formula="of:=[.B17]+MQ3_S202" office:value-type="float" office:value="48.493" calcext:value-type="float">
            <text:p>48.493</text:p>
          </table:table-cell>
          <table:table-cell/>
          <table:table-cell office:value-type="string" calcext:value-type="string">
            <text:p>DBPM_S2.07</text:p>
          </table:table-cell>
          <table:table-cell office:value-type="float" office:value="48.49307" calcext:value-type="float">
            <text:p>48.49307</text:p>
          </table:table-cell>
          <table:table-cell/>
          <table:table-cell table:formula="of:=[.D17]-[.G17]" office:value-type="float" office:value="-0.0000700000000009027" calcext:value-type="float">
            <text:p>-0.00007</text:p>
          </table:table-cell>
        </table:table-row>
        <table:table-row table:style-name="ro1">
          <table:table-cell office:value-type="string" calcext:value-type="string">
            <text:p>A:SR-S2:BPM:08:SA</text:p>
          </table:table-cell>
          <table:table-cell office:value-type="float" office:value="-3.992" calcext:value-type="float">
            <text:p>-3.992</text:p>
          </table:table-cell>
          <table:table-cell office:value-type="string" calcext:value-type="string">
            <text:p>QUADR_S3.01</text:p>
          </table:table-cell>
          <table:table-cell table:formula="of:=[.B18]+QUADR_S301" office:value-type="float" office:value="51.208" calcext:value-type="float">
            <text:p>51.208</text:p>
          </table:table-cell>
          <table:table-cell/>
          <table:table-cell office:value-type="string" calcext:value-type="string">
            <text:p>DBPM_S2.08</text:p>
          </table:table-cell>
          <table:table-cell office:value-type="float" office:value="51.20808" calcext:value-type="float">
            <text:p>51.20808</text:p>
          </table:table-cell>
          <table:table-cell/>
          <table:table-cell table:formula="of:=[.D18]-[.G18]" office:value-type="float" office:value="-0.0000800000000040768" calcext:value-type="float">
            <text:p>-0.00008</text:p>
          </table:table-cell>
        </table:table-row>
        <table:table-row table:style-name="ro1">
          <table:table-cell office:value-type="string" calcext:value-type="string">
            <text:p>A:SR-S2:BPM:09:SA</text:p>
          </table:table-cell>
          <table:table-cell office:value-type="float" office:value="53.995" calcext:value-type="float">
            <text:p>53.995</text:p>
          </table:table-cell>
          <table:table-cell office:value-type="string" calcext:value-type="string">
            <text:p><text:s text:c="11"/></text:p>
          </table:table-cell>
          <table:table-cell table:formula="of:=[.B19]" office:value-type="float" office:value="53.995" calcext:value-type="float">
            <text:p>53.995</text:p>
          </table:table-cell>
          <table:table-cell/>
          <table:table-cell office:value-type="string" calcext:value-type="string">
            <text:p>DBPM_S2.09</text:p>
          </table:table-cell>
          <table:table-cell office:value-type="float" office:value="53.91508" calcext:value-type="float">
            <text:p>53.91508</text:p>
          </table:table-cell>
          <table:table-cell/>
          <table:table-cell table:formula="of:=[.D19]-[.G19]" office:value-type="float" office:value="0.0799199999999942" calcext:value-type="float">
            <text:p>0.07992</text:p>
          </table:table-cell>
        </table:table-row>
        <table:table-row table:style-name="ro1">
          <table:table-cell office:value-type="string" calcext:value-type="string">
            <text:p>A:SR-S2:BPM:10:SA</text:p>
          </table:table-cell>
          <table:table-cell office:value-type="float" office:value="56.485" calcext:value-type="float">
            <text:p>56.485</text:p>
          </table:table-cell>
          <table:table-cell office:value-type="string" calcext:value-type="string">
            <text:p><text:s text:c="11"/></text:p>
          </table:table-cell>
          <table:table-cell table:formula="of:=[.B20]" office:value-type="float" office:value="56.485" calcext:value-type="float">
            <text:p>56.485</text:p>
          </table:table-cell>
          <table:table-cell/>
          <table:table-cell office:value-type="string" calcext:value-type="string">
            <text:p>DBPM_S2.10</text:p>
          </table:table-cell>
          <table:table-cell office:value-type="float" office:value="56.48508" calcext:value-type="float">
            <text:p>56.48508</text:p>
          </table:table-cell>
          <table:table-cell/>
          <table:table-cell table:formula="of:=[.D20]-[.G20]" office:value-type="float" office:value="-0.0000800000000040768" calcext:value-type="float">
            <text:p>-0.00008</text:p>
          </table:table-cell>
        </table:table-row>
        <table:table-row table:style-name="ro1">
          <table:table-cell office:value-type="string" calcext:value-type="string">
            <text:p>A:SR-S3:BPM:01:SA</text:p>
          </table:table-cell>
          <table:table-cell office:value-type="float" office:value="3.484" calcext:value-type="float">
            <text:p>3.484</text:p>
          </table:table-cell>
          <table:table-cell office:value-type="string" calcext:value-type="string">
            <text:p>QUADR_S3.01</text:p>
          </table:table-cell>
          <table:table-cell table:formula="of:=[.B21]+QUADR_S301" office:value-type="float" office:value="58.684" calcext:value-type="float">
            <text:p>58.684</text:p>
          </table:table-cell>
          <table:table-cell/>
          <table:table-cell office:value-type="string" calcext:value-type="string">
            <text:p>DBPM_S3.01</text:p>
          </table:table-cell>
          <table:table-cell office:value-type="float" office:value="58.68408" calcext:value-type="float">
            <text:p>58.68408</text:p>
          </table:table-cell>
          <table:table-cell/>
          <table:table-cell table:formula="of:=[.D21]-[.G21]" office:value-type="float" office:value="-0.0000800000000040768" calcext:value-type="float">
            <text:p>-0.00008</text:p>
          </table:table-cell>
        </table:table-row>
        <table:table-row table:style-name="ro1">
          <table:table-cell office:value-type="string" calcext:value-type="string">
            <text:p>A:SR-S3:BPM:02:SA</text:p>
          </table:table-cell>
          <table:table-cell office:value-type="float" office:value="-1.353" calcext:value-type="float">
            <text:p>-1.353</text:p>
          </table:table-cell>
          <table:table-cell office:value-type="string" calcext:value-type="string">
            <text:p>MQ3_S3.01</text:p>
          </table:table-cell>
          <table:table-cell table:formula="of:=[.B22]+MQ3_S301" office:value-type="float" office:value="61.589" calcext:value-type="float">
            <text:p>61.589</text:p>
          </table:table-cell>
          <table:table-cell/>
          <table:table-cell office:value-type="string" calcext:value-type="string">
            <text:p>DBPM_S3.02</text:p>
          </table:table-cell>
          <table:table-cell office:value-type="float" office:value="61.58909" calcext:value-type="float">
            <text:p>61.58909</text:p>
          </table:table-cell>
          <table:table-cell/>
          <table:table-cell table:formula="of:=[.D22]-[.G22]" office:value-type="float" office:value="-0.0000900000000001455" calcext:value-type="float">
            <text:p>-0.00009</text:p>
          </table:table-cell>
        </table:table-row>
        <table:table-row table:style-name="ro1">
          <table:table-cell office:value-type="string" calcext:value-type="string">
            <text:p>A:SR-S3:BPM:03:SA</text:p>
          </table:table-cell>
          <table:table-cell office:value-type="float" office:value="1.035" calcext:value-type="float">
            <text:p>1.035</text:p>
          </table:table-cell>
          <table:table-cell office:value-type="string" calcext:value-type="string">
            <text:p>MQ3_S3.01</text:p>
          </table:table-cell>
          <table:table-cell table:formula="of:=[.B23]+MQ3_S301" office:value-type="float" office:value="63.977" calcext:value-type="float">
            <text:p>63.977</text:p>
          </table:table-cell>
          <table:table-cell/>
          <table:table-cell office:value-type="string" calcext:value-type="string">
            <text:p>DBPM_S3.03</text:p>
          </table:table-cell>
          <table:table-cell office:value-type="float" office:value="63.97709" calcext:value-type="float">
            <text:p>63.97709</text:p>
          </table:table-cell>
          <table:table-cell/>
          <table:table-cell table:formula="of:=[.D23]-[.G23]" office:value-type="float" office:value="-0.0000900000000001455" calcext:value-type="float">
            <text:p>-0.00009</text:p>
          </table:table-cell>
        </table:table-row>
        <table:table-row table:style-name="ro1">
          <table:table-cell office:value-type="string" calcext:value-type="string">
            <text:p>A:SR-S3:BPM:04:SA</text:p>
          </table:table-cell>
          <table:table-cell office:value-type="float" office:value="-2.308" calcext:value-type="float">
            <text:p>-2.308</text:p>
          </table:table-cell>
          <table:table-cell office:value-type="string" calcext:value-type="string">
            <text:p>MARK_S3.01</text:p>
          </table:table-cell>
          <table:table-cell table:formula="of:=[.B24]+MARK_S301" office:value-type="float" office:value="66.692" calcext:value-type="float">
            <text:p>66.692</text:p>
          </table:table-cell>
          <table:table-cell/>
          <table:table-cell office:value-type="string" calcext:value-type="string">
            <text:p>DBPM_S3.04</text:p>
          </table:table-cell>
          <table:table-cell office:value-type="float" office:value="66.6921" calcext:value-type="float">
            <text:p>66.6921</text:p>
          </table:table-cell>
          <table:table-cell/>
          <table:table-cell table:formula="of:=[.D24]-[.G24]" office:value-type="float" office:value="-0.00010000000000332" calcext:value-type="float">
            <text:p>-0.0001</text:p>
          </table:table-cell>
        </table:table-row>
        <table:table-row table:style-name="ro1">
          <table:table-cell office:value-type="string" calcext:value-type="string">
            <text:p>A:SR-S3:BPM:05:SA</text:p>
          </table:table-cell>
          <table:table-cell office:value-type="float" office:value="1.8" calcext:value-type="float">
            <text:p>1.800</text:p>
          </table:table-cell>
          <table:table-cell office:value-type="string" calcext:value-type="string">
            <text:p>MARK_S3.01</text:p>
          </table:table-cell>
          <table:table-cell table:formula="of:=[.B25]+MARK_S301" office:value-type="float" office:value="70.8" calcext:value-type="float">
            <text:p>70.800</text:p>
          </table:table-cell>
          <table:table-cell/>
          <table:table-cell office:value-type="string" calcext:value-type="string">
            <text:p>DBPM_S3.05</text:p>
          </table:table-cell>
          <table:table-cell office:value-type="float" office:value="70.8001" calcext:value-type="float">
            <text:p>70.8001</text:p>
          </table:table-cell>
          <table:table-cell/>
          <table:table-cell table:formula="of:=[.D25]-[.G25]" office:value-type="float" office:value="-0.00010000000000332" calcext:value-type="float">
            <text:p>-0.0001</text:p>
          </table:table-cell>
        </table:table-row>
        <table:table-row table:style-name="ro1">
          <table:table-cell office:value-type="string" calcext:value-type="string">
            <text:p>A:SR-S3:BPM:06:SA</text:p>
          </table:table-cell>
          <table:table-cell office:value-type="float" office:value="-1.353" calcext:value-type="float">
            <text:p>-1.353</text:p>
          </table:table-cell>
          <table:table-cell office:value-type="string" calcext:value-type="string">
            <text:p>MQ3_S3.02</text:p>
          </table:table-cell>
          <table:table-cell table:formula="of:=[.B26]+MQ3_S302" office:value-type="float" office:value="73.705" calcext:value-type="float">
            <text:p>73.705</text:p>
          </table:table-cell>
          <table:table-cell/>
          <table:table-cell office:value-type="string" calcext:value-type="string">
            <text:p>DBPM_S3.06</text:p>
          </table:table-cell>
          <table:table-cell office:value-type="float" office:value="73.70511" calcext:value-type="float">
            <text:p>73.70511</text:p>
          </table:table-cell>
          <table:table-cell/>
          <table:table-cell table:formula="of:=[.D26]-[.G26]" office:value-type="float" office:value="-0.000110000000006494" calcext:value-type="float">
            <text:p>-0.00011</text:p>
          </table:table-cell>
        </table:table-row>
        <table:table-row table:style-name="ro1">
          <table:table-cell office:value-type="string" calcext:value-type="string">
            <text:p>A:SR-S3:BPM:07:SA</text:p>
          </table:table-cell>
          <table:table-cell office:value-type="float" office:value="1.035" calcext:value-type="float">
            <text:p>1.035</text:p>
          </table:table-cell>
          <table:table-cell office:value-type="string" calcext:value-type="string">
            <text:p>MQ3_S3.02</text:p>
          </table:table-cell>
          <table:table-cell table:formula="of:=[.B27]+MQ3_S302" office:value-type="float" office:value="76.093" calcext:value-type="float">
            <text:p>76.093</text:p>
          </table:table-cell>
          <table:table-cell/>
          <table:table-cell office:value-type="string" calcext:value-type="string">
            <text:p>DBPM_S3.07</text:p>
          </table:table-cell>
          <table:table-cell office:value-type="float" office:value="76.09311" calcext:value-type="float">
            <text:p>76.09311</text:p>
          </table:table-cell>
          <table:table-cell/>
          <table:table-cell table:formula="of:=[.D27]-[.G27]" office:value-type="float" office:value="-0.000109999999992283" calcext:value-type="float">
            <text:p>-0.00011</text:p>
          </table:table-cell>
        </table:table-row>
        <table:table-row table:style-name="ro1">
          <table:table-cell office:value-type="string" calcext:value-type="string">
            <text:p>A:SR-S3:BPM:08:SA</text:p>
          </table:table-cell>
          <table:table-cell office:value-type="float" office:value="-3.992" calcext:value-type="float">
            <text:p>-3.992</text:p>
          </table:table-cell>
          <table:table-cell office:value-type="string" calcext:value-type="string">
            <text:p>QUADR_S4.01</text:p>
          </table:table-cell>
          <table:table-cell table:formula="of:=[.B28]+QUADR_S401" office:value-type="float" office:value="78.808" calcext:value-type="float">
            <text:p>78.808</text:p>
          </table:table-cell>
          <table:table-cell/>
          <table:table-cell office:value-type="string" calcext:value-type="string">
            <text:p>DBPM_S3.08</text:p>
          </table:table-cell>
          <table:table-cell office:value-type="float" office:value="78.80812" calcext:value-type="float">
            <text:p>78.80812</text:p>
          </table:table-cell>
          <table:table-cell/>
          <table:table-cell table:formula="of:=[.D28]-[.G28]" office:value-type="float" office:value="-0.000119999999995457" calcext:value-type="float">
            <text:p>-0.00012</text:p>
          </table:table-cell>
        </table:table-row>
        <table:table-row table:style-name="ro1">
          <table:table-cell office:value-type="string" calcext:value-type="string">
            <text:p>A:SR-S3:BPM:09:SA</text:p>
          </table:table-cell>
          <table:table-cell office:value-type="float" office:value="81.376" calcext:value-type="float">
            <text:p>81.376</text:p>
          </table:table-cell>
          <table:table-cell office:value-type="string" calcext:value-type="string">
            <text:p><text:s text:c="11"/></text:p>
          </table:table-cell>
          <table:table-cell table:formula="of:=[.B29]" office:value-type="float" office:value="81.376" calcext:value-type="float">
            <text:p>81.376</text:p>
          </table:table-cell>
          <table:table-cell/>
          <table:table-cell office:value-type="string" calcext:value-type="string">
            <text:p>DBPM_S3.09</text:p>
          </table:table-cell>
          <table:table-cell office:value-type="float" office:value="81.40127" calcext:value-type="float">
            <text:p>81.40127</text:p>
          </table:table-cell>
          <table:table-cell/>
          <table:table-cell table:formula="of:=[.D29]-[.G29]" office:value-type="float" office:value="-0.0252699999999919" calcext:value-type="float">
            <text:p>-0.02527</text:p>
          </table:table-cell>
        </table:table-row>
        <table:table-row table:style-name="ro1">
          <table:table-cell office:value-type="string" calcext:value-type="string">
            <text:p>A:SR-S3:BPM:10:SA</text:p>
          </table:table-cell>
          <table:table-cell office:value-type="float" office:value="84.664" calcext:value-type="float">
            <text:p>84.664</text:p>
          </table:table-cell>
          <table:table-cell office:value-type="string" calcext:value-type="string">
            <text:p><text:s text:c="11"/></text:p>
          </table:table-cell>
          <table:table-cell table:formula="of:=[.B30]" office:value-type="float" office:value="84.664" calcext:value-type="float">
            <text:p>84.664</text:p>
          </table:table-cell>
          <table:table-cell/>
          <table:table-cell office:value-type="string" calcext:value-type="string">
            <text:p>DBPM_S3.10</text:p>
          </table:table-cell>
          <table:table-cell office:value-type="float" office:value="84.66397" calcext:value-type="float">
            <text:p>84.66397</text:p>
          </table:table-cell>
          <table:table-cell/>
          <table:table-cell table:formula="of:=[.D30]-[.G30]" office:value-type="float" office:value="0.0000299999999953115" calcext:value-type="float">
            <text:p>0.00003</text:p>
          </table:table-cell>
        </table:table-row>
        <table:table-row table:style-name="ro1">
          <table:table-cell office:value-type="string" calcext:value-type="string">
            <text:p>A:SR-S4:BPM:01:SA</text:p>
          </table:table-cell>
          <table:table-cell office:value-type="float" office:value="3.484" calcext:value-type="float">
            <text:p>3.484</text:p>
          </table:table-cell>
          <table:table-cell office:value-type="string" calcext:value-type="string">
            <text:p>QUADR_S4.01</text:p>
          </table:table-cell>
          <table:table-cell table:formula="of:=[.B31]+QUADR_S401" office:value-type="float" office:value="86.284" calcext:value-type="float">
            <text:p>86.284</text:p>
          </table:table-cell>
          <table:table-cell/>
          <table:table-cell office:value-type="string" calcext:value-type="string">
            <text:p>DBPM_S4.01</text:p>
          </table:table-cell>
          <table:table-cell office:value-type="float" office:value="86.28412" calcext:value-type="float">
            <text:p>86.28412</text:p>
          </table:table-cell>
          <table:table-cell/>
          <table:table-cell table:formula="of:=[.D31]-[.G31]" office:value-type="float" office:value="-0.000119999999995457" calcext:value-type="float">
            <text:p>-0.00012</text:p>
          </table:table-cell>
        </table:table-row>
        <table:table-row table:style-name="ro1">
          <table:table-cell office:value-type="string" calcext:value-type="string">
            <text:p>A:SR-S4:BPM:02:SA</text:p>
          </table:table-cell>
          <table:table-cell office:value-type="float" office:value="-1.353" calcext:value-type="float">
            <text:p>-1.353</text:p>
          </table:table-cell>
          <table:table-cell office:value-type="string" calcext:value-type="string">
            <text:p>MQ3_S4.01</text:p>
          </table:table-cell>
          <table:table-cell table:formula="of:=[.B32]+MQ3_S401" office:value-type="float" office:value="89.189" calcext:value-type="float">
            <text:p>89.189</text:p>
          </table:table-cell>
          <table:table-cell/>
          <table:table-cell office:value-type="string" calcext:value-type="string">
            <text:p>DBPM_S4.02</text:p>
          </table:table-cell>
          <table:table-cell office:value-type="float" office:value="89.18913" calcext:value-type="float">
            <text:p>89.18913</text:p>
          </table:table-cell>
          <table:table-cell/>
          <table:table-cell table:formula="of:=[.D32]-[.G32]" office:value-type="float" office:value="-0.000130000000012842" calcext:value-type="float">
            <text:p>-0.00013</text:p>
          </table:table-cell>
        </table:table-row>
        <table:table-row table:style-name="ro1">
          <table:table-cell office:value-type="string" calcext:value-type="string">
            <text:p>A:SR-S4:BPM:03:SA</text:p>
          </table:table-cell>
          <table:table-cell office:value-type="float" office:value="1.035" calcext:value-type="float">
            <text:p>1.035</text:p>
          </table:table-cell>
          <table:table-cell office:value-type="string" calcext:value-type="string">
            <text:p>MQ3_S4.01</text:p>
          </table:table-cell>
          <table:table-cell table:formula="of:=[.B33]+MQ3_S401" office:value-type="float" office:value="91.577" calcext:value-type="float">
            <text:p>91.577</text:p>
          </table:table-cell>
          <table:table-cell/>
          <table:table-cell office:value-type="string" calcext:value-type="string">
            <text:p>DBPM_S4.03</text:p>
          </table:table-cell>
          <table:table-cell office:value-type="float" office:value="91.57713" calcext:value-type="float">
            <text:p>91.57713</text:p>
          </table:table-cell>
          <table:table-cell/>
          <table:table-cell table:formula="of:=[.D33]-[.G33]" office:value-type="float" office:value="-0.000129999999998631" calcext:value-type="float">
            <text:p>-0.00013</text:p>
          </table:table-cell>
        </table:table-row>
        <table:table-row table:style-name="ro1">
          <table:table-cell office:value-type="string" calcext:value-type="string">
            <text:p>A:SR-S4:BPM:04:SA</text:p>
          </table:table-cell>
          <table:table-cell office:value-type="float" office:value="-2.308" calcext:value-type="float">
            <text:p>-2.308</text:p>
          </table:table-cell>
          <table:table-cell office:value-type="string" calcext:value-type="string">
            <text:p>MARK_S4.01</text:p>
          </table:table-cell>
          <table:table-cell table:formula="of:=[.B34]+MARK_S401" office:value-type="float" office:value="94.292" calcext:value-type="float">
            <text:p>94.292</text:p>
          </table:table-cell>
          <table:table-cell/>
          <table:table-cell office:value-type="string" calcext:value-type="string">
            <text:p>DBPM_S4.04</text:p>
          </table:table-cell>
          <table:table-cell office:value-type="float" office:value="94.29214" calcext:value-type="float">
            <text:p>94.29214</text:p>
          </table:table-cell>
          <table:table-cell/>
          <table:table-cell table:formula="of:=[.D34]-[.G34]" office:value-type="float" office:value="-0.000140000000001805" calcext:value-type="float">
            <text:p>-0.00014</text:p>
          </table:table-cell>
        </table:table-row>
        <table:table-row table:style-name="ro1">
          <table:table-cell office:value-type="string" calcext:value-type="string">
            <text:p>A:SR-S4:BPM:05:SA</text:p>
          </table:table-cell>
          <table:table-cell table:style-name="Default" office:value-type="float" office:value="1.8" calcext:value-type="float">
            <text:p>1.8</text:p>
          </table:table-cell>
          <table:table-cell office:value-type="string" calcext:value-type="string">
            <text:p>MARK_S4.01</text:p>
          </table:table-cell>
          <table:table-cell table:formula="of:=[.B35]+MARK_S401" office:value-type="float" office:value="98.4" calcext:value-type="float">
            <text:p>98.400</text:p>
          </table:table-cell>
          <table:table-cell/>
          <table:table-cell office:value-type="string" calcext:value-type="string">
            <text:p>DBPM_S4.05</text:p>
          </table:table-cell>
          <table:table-cell office:value-type="float" office:value="98.40014" calcext:value-type="float">
            <text:p>98.40014</text:p>
          </table:table-cell>
          <table:table-cell/>
          <table:table-cell table:formula="of:=[.D35]-[.G35]" office:value-type="float" office:value="-0.000139999999987595" calcext:value-type="float">
            <text:p>-0.00014</text:p>
          </table:table-cell>
        </table:table-row>
        <table:table-row table:style-name="ro1">
          <table:table-cell office:value-type="string" calcext:value-type="string">
            <text:p>A:SR-S4:BPM:06:SA</text:p>
          </table:table-cell>
          <table:table-cell table:style-name="Default" office:value-type="float" office:value="-1.353" calcext:value-type="float">
            <text:p>-1.353</text:p>
          </table:table-cell>
          <table:table-cell office:value-type="string" calcext:value-type="string">
            <text:p>MQ3_S4.02</text:p>
          </table:table-cell>
          <table:table-cell table:formula="of:=[.B36]+MQ3_S402" office:value-type="float" office:value="101.305" calcext:value-type="float">
            <text:p>101.305</text:p>
          </table:table-cell>
          <table:table-cell/>
          <table:table-cell office:value-type="string" calcext:value-type="string">
            <text:p>DBPM_S4.06</text:p>
          </table:table-cell>
          <table:table-cell office:value-type="float" office:value="101.30515" calcext:value-type="float">
            <text:p>101.30515</text:p>
          </table:table-cell>
          <table:table-cell/>
          <table:table-cell table:formula="of:=[.D36]-[.G36]" office:value-type="float" office:value="-0.000149999999990769" calcext:value-type="float">
            <text:p>-0.00015</text:p>
          </table:table-cell>
        </table:table-row>
        <table:table-row table:style-name="ro1">
          <table:table-cell office:value-type="string" calcext:value-type="string">
            <text:p>A:SR-S4:BPM:07:SA</text:p>
          </table:table-cell>
          <table:table-cell table:style-name="Default" office:value-type="float" office:value="1.035" calcext:value-type="float">
            <text:p>1.035</text:p>
          </table:table-cell>
          <table:table-cell office:value-type="string" calcext:value-type="string">
            <text:p>MQ3_S4.02</text:p>
          </table:table-cell>
          <table:table-cell table:formula="of:=[.B37]+MQ3_S402" office:value-type="float" office:value="103.693" calcext:value-type="float">
            <text:p>103.693</text:p>
          </table:table-cell>
          <table:table-cell/>
          <table:table-cell office:value-type="string" calcext:value-type="string">
            <text:p>DBPM_S4.07</text:p>
          </table:table-cell>
          <table:table-cell office:value-type="float" office:value="103.69315" calcext:value-type="float">
            <text:p>103.69315</text:p>
          </table:table-cell>
          <table:table-cell/>
          <table:table-cell table:formula="of:=[.D37]-[.G37]" office:value-type="float" office:value="-0.000150000000004979" calcext:value-type="float">
            <text:p>-0.00015</text:p>
          </table:table-cell>
        </table:table-row>
        <table:table-row table:style-name="ro1">
          <table:table-cell office:value-type="string" calcext:value-type="string">
            <text:p>A:SR-S4:BPM:08:SA</text:p>
          </table:table-cell>
          <table:table-cell table:style-name="Default" office:value-type="float" office:value="-3.992" calcext:value-type="float">
            <text:p>-3.992</text:p>
          </table:table-cell>
          <table:table-cell office:value-type="string" calcext:value-type="string">
            <text:p>QUADR_S4.02</text:p>
          </table:table-cell>
          <table:table-cell table:formula="of:=[.B38]+QUADR_S402" office:value-type="float" office:value="106.408" calcext:value-type="float">
            <text:p>106.408</text:p>
          </table:table-cell>
          <table:table-cell/>
          <table:table-cell office:value-type="string" calcext:value-type="string">
            <text:p>DBPM_S4.08</text:p>
          </table:table-cell>
          <table:table-cell office:value-type="float" office:value="106.40816" calcext:value-type="float">
            <text:p>106.40816</text:p>
          </table:table-cell>
          <table:table-cell/>
          <table:table-cell table:formula="of:=[.D38]-[.G38]" office:value-type="float" office:value="-0.000159999999993943" calcext:value-type="float">
            <text:p>-0.00016</text:p>
          </table:table-cell>
        </table:table-row>
        <table:table-row table:style-name="ro1">
          <table:table-cell office:value-type="string" calcext:value-type="string">
            <text:p>A:SR-S4:BPM:09:SA</text:p>
          </table:table-cell>
          <table:table-cell table:style-name="Default" office:value-type="float" office:value="109.195" calcext:value-type="float">
            <text:p>109.195</text:p>
          </table:table-cell>
          <table:table-cell office:value-type="string" calcext:value-type="string">
            <text:p><text:s text:c="19"/></text:p>
          </table:table-cell>
          <table:table-cell table:formula="of:=[.B39]" office:value-type="float" office:value="109.195" calcext:value-type="float">
            <text:p>109.195</text:p>
          </table:table-cell>
          <table:table-cell/>
          <table:table-cell office:value-type="string" calcext:value-type="string">
            <text:p>DBPM_S4.09</text:p>
          </table:table-cell>
          <table:table-cell office:value-type="float" office:value="108.98481" calcext:value-type="float">
            <text:p>108.98481</text:p>
          </table:table-cell>
          <table:table-cell/>
          <table:table-cell table:formula="of:=[.D39]-[.G39]" office:value-type="float" office:value="0.210189999999997" calcext:value-type="float">
            <text:p>0.21019</text:p>
          </table:table-cell>
        </table:table-row>
        <table:table-row table:style-name="ro1">
          <table:table-cell office:value-type="string" calcext:value-type="string">
            <text:p>A:SR-S4:BPM:10:SA</text:p>
          </table:table-cell>
          <table:table-cell table:style-name="Default" office:value-type="float" office:value="1.285" calcext:value-type="float">
            <text:p>1.285</text:p>
          </table:table-cell>
          <table:table-cell office:value-type="string" calcext:value-type="string">
            <text:p><text:s text:c="11"/></text:p>
          </table:table-cell>
          <table:table-cell table:formula="of:=[.B40]" office:value-type="float" office:value="1.285" calcext:value-type="float">
            <text:p>1.285</text:p>
          </table:table-cell>
          <table:table-cell/>
          <table:table-cell office:value-type="string" calcext:value-type="string">
            <text:p>DBPM_S4.10</text:p>
          </table:table-cell>
          <table:table-cell office:value-type="float" office:value="1.41535" calcext:value-type="float">
            <text:p>1.41535</text:p>
          </table:table-cell>
          <table:table-cell/>
          <table:table-cell table:formula="of:=[.D40]-[.G40]" office:value-type="float" office:value="-0.13035" calcext:value-type="float">
            <text:p>-0.13035</text:p>
          </table:table-cell>
        </table:table-row>
      </table:table>
      <table:named-expressions>
        <table:named-range table:name="MARK_S101" table:base-cell-address="$Sheet1.$D$94" table:cell-range-address="$Sheet1.$D$94"/>
        <table:named-range table:name="MARK_S201" table:base-cell-address="$Sheet1.$D$95" table:cell-range-address="$Sheet1.$D$95"/>
        <table:named-range table:name="MARK_S301" table:base-cell-address="$Sheet1.$D$96" table:cell-range-address="$Sheet1.$D$96"/>
        <table:named-range table:name="MARK_S401" table:base-cell-address="$Sheet1.$D$97" table:cell-range-address="$Sheet1.$D$97"/>
        <table:named-range table:name="MQ3_S101" table:base-cell-address="$Sheet1.$D$100" table:cell-range-address="$Sheet1.$D$100"/>
        <table:named-range table:name="MQ3_S102" table:base-cell-address="$Sheet1.$D$101" table:cell-range-address="$Sheet1.$D$101"/>
        <table:named-range table:name="MQ3_S201" table:base-cell-address="$Sheet1.$D$102" table:cell-range-address="$Sheet1.$D$102"/>
        <table:named-range table:name="MQ3_S202" table:base-cell-address="$Sheet1.$D$103" table:cell-range-address="$Sheet1.$D$103"/>
        <table:named-range table:name="MQ3_S301" table:base-cell-address="$Sheet1.$D$104" table:cell-range-address="$Sheet1.$D$104"/>
        <table:named-range table:name="MQ3_S302" table:base-cell-address="$Sheet1.$D$105" table:cell-range-address="$Sheet1.$D$105"/>
        <table:named-range table:name="MQ3_S401" table:base-cell-address="$Sheet1.$D$106" table:cell-range-address="$Sheet1.$D$106"/>
        <table:named-range table:name="MQ3_S402" table:base-cell-address="$Sheet1.$D$107" table:cell-range-address="$Sheet1.$D$107"/>
        <table:named-range table:name="QUADR_S101" table:base-cell-address="$Sheet1.$B$89" table:cell-range-address="$Sheet1.$B$89"/>
        <table:named-range table:name="QUADR_S201" table:base-cell-address="$Sheet1.$D$90" table:cell-range-address="$Sheet1.$D$90"/>
        <table:named-range table:name="QUADR_S301" table:base-cell-address="$Sheet1.$D$91" table:cell-range-address="$Sheet1.$D$91"/>
        <table:named-range table:name="QUADR_S401" table:base-cell-address="$Sheet1.$D$92" table:cell-range-address="$Sheet1.$D$92"/>
        <table:named-range table:name="QUADR_S402" table:base-cell-address="$Sheet1.$D$93" table:cell-range-address="$Sheet1.$D$9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pitch="fixed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/00/0000</text:date>, <text:time style:data-style-name="N2" text:time-value="17:59:47.8022607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7:08:28.705892862</meta:creation-date>
    <dc:date>2016-07-04T18:06:10.904278229</dc:date>
    <meta:editing-duration>PT5M23S</meta:editing-duration>
    <meta:editing-cycles>4</meta:editing-cycles>
    <meta:generator>LibreOffice/4.2.8.2$Linux_X86_64 LibreOffice_project/420m0$Build-2</meta:generator>
    <meta:print-date>2016-07-04T15:25:09.335515040</meta:print-date>
    <meta:document-statistic meta:table-count="2" meta:cell-count="728" meta:object-count="0"/>
  </office:meta>
</office:document-meta>
</file>